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26pt"/>
    </style:style>
    <style:style style:name="co3" style:family="table-column">
      <style:table-column-properties fo:break-before="auto" style:column-width="16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5.64pt" svg:y="2.83pt">
            <draw:object draw:notify-on-update-of-ranges="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0600" calcext:value-type="float">
            <text:p>106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-1000" calcext:value-type="float">
            <text:p>-1,000.000</text:p>
          </table:table-cell>
          <table:table-cell table:style-name="ce2" table:formula="of:=INDIRECT(ADDRESS(ROW()*2-1;2))" office:value-type="float" office:value="-1000" calcext:value-type="float">
            <text:p>-1,0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-900" calcext:value-type="float">
            <text:p>-9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-900" calcext:value-type="float">
            <text:p>-900.000</text:p>
          </table:table-cell>
          <table:table-cell table:style-name="ce2" table:formula="of:=INDIRECT(ADDRESS(ROW()*2-1;2))" office:value-type="float" office:value="-800" calcext:value-type="float">
            <text:p>-8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-700" calcext:value-type="float">
            <text:p>-7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-800" calcext:value-type="float">
            <text:p>-800.000</text:p>
          </table:table-cell>
          <table:table-cell table:style-name="ce2" table:formula="of:=INDIRECT(ADDRESS(ROW()*2-1;2))" office:value-type="float" office:value="-600" calcext:value-type="float">
            <text:p>-6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-500" calcext:value-type="float">
            <text:p>-5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-700" calcext:value-type="float">
            <text:p>-700.000</text:p>
          </table:table-cell>
          <table:table-cell table:style-name="ce2" table:formula="of:=INDIRECT(ADDRESS(ROW()*2-1;2))" office:value-type="float" office:value="-400" calcext:value-type="float">
            <text:p>-4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-300" calcext:value-type="float">
            <text:p>-3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-600" calcext:value-type="float">
            <text:p>-600.000</text:p>
          </table:table-cell>
          <table:table-cell table:style-name="ce2" table:formula="of:=INDIRECT(ADDRESS(ROW()*2-1;2))" office:value-type="float" office:value="-200" calcext:value-type="float">
            <text:p>-2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-100" calcext:value-type="float">
            <text:p>-10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-500" calcext:value-type="float">
            <text:p>-500.000</text:p>
          </table:table-cell>
          <table:table-cell table:style-name="ce2" table:formula="of:=INDIRECT(ADDRESS(ROW()*2-1;2))" office:value-type="float" office:value="0" calcext:value-type="float">
            <text:p>0.000</text:p>
          </table:table-cell>
          <table:table-cell table:style-name="ce1" table:formula="of:=INDIRECT(ADDRESS(ROW()*2;2))" office:value-type="float" office:value="230.000061035156" calcext:value-type="float">
            <text:p>230.000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100" calcext:value-type="float">
            <text:p>100.000</text:p>
          </table:table-cell>
          <table:table-cell table:style-name="ce1" table:formula="of:=INDIRECT(ADDRESS(ROW()*2;2))" office:value-type="float" office:value="238.985961914062" calcext:value-type="float">
            <text:p>238.986</text:p>
          </table:table-cell>
        </table:table-row>
        <table:table-row table:style-name="ro1">
          <table:table-cell/>
          <table:table-cell office:value-type="float" office:value="-400" calcext:value-type="float">
            <text:p>-400.000</text:p>
          </table:table-cell>
          <table:table-cell table:style-name="ce2" table:formula="of:=INDIRECT(ADDRESS(ROW()*2-1;2))" office:value-type="float" office:value="200" calcext:value-type="float">
            <text:p>200.000</text:p>
          </table:table-cell>
          <table:table-cell table:style-name="ce1" table:formula="of:=INDIRECT(ADDRESS(ROW()*2;2))" office:value-type="float" office:value="247.864135742187" calcext:value-type="float">
            <text:p>247.864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300" calcext:value-type="float">
            <text:p>300.000</text:p>
          </table:table-cell>
          <table:table-cell table:style-name="ce1" table:formula="of:=INDIRECT(ADDRESS(ROW()*2;2))" office:value-type="float" office:value="256.635559082031" calcext:value-type="float">
            <text:p>256.636</text:p>
          </table:table-cell>
        </table:table-row>
        <table:table-row table:style-name="ro1">
          <table:table-cell/>
          <table:table-cell office:value-type="float" office:value="-300" calcext:value-type="float">
            <text:p>-300.000</text:p>
          </table:table-cell>
          <table:table-cell table:style-name="ce2" table:formula="of:=INDIRECT(ADDRESS(ROW()*2-1;2))" office:value-type="float" office:value="400" calcext:value-type="float">
            <text:p>400.000</text:p>
          </table:table-cell>
          <table:table-cell table:style-name="ce1" table:formula="of:=INDIRECT(ADDRESS(ROW()*2;2))" office:value-type="float" office:value="265.301025390625" calcext:value-type="float">
            <text:p>265.301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500" calcext:value-type="float">
            <text:p>500.000</text:p>
          </table:table-cell>
          <table:table-cell table:style-name="ce1" table:formula="of:=INDIRECT(ADDRESS(ROW()*2;2))" office:value-type="float" office:value="273.861694335937" calcext:value-type="float">
            <text:p>273.862</text:p>
          </table:table-cell>
        </table:table-row>
        <table:table-row table:style-name="ro1">
          <table:table-cell/>
          <table:table-cell office:value-type="float" office:value="-200" calcext:value-type="float">
            <text:p>-200.000</text:p>
          </table:table-cell>
          <table:table-cell table:style-name="ce2" table:formula="of:=INDIRECT(ADDRESS(ROW()*2-1;2))" office:value-type="float" office:value="600" calcext:value-type="float">
            <text:p>600.000</text:p>
          </table:table-cell>
          <table:table-cell table:style-name="ce1" table:formula="of:=INDIRECT(ADDRESS(ROW()*2;2))" office:value-type="float" office:value="282.318420410156" calcext:value-type="float">
            <text:p>282.318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700" calcext:value-type="float">
            <text:p>700.000</text:p>
          </table:table-cell>
          <table:table-cell table:style-name="ce1" table:formula="of:=INDIRECT(ADDRESS(ROW()*2;2))" office:value-type="float" office:value="290.672241210937" calcext:value-type="float">
            <text:p>290.672</text:p>
          </table:table-cell>
        </table:table-row>
        <table:table-row table:style-name="ro1">
          <table:table-cell/>
          <table:table-cell office:value-type="float" office:value="-100" calcext:value-type="float">
            <text:p>-100.000</text:p>
          </table:table-cell>
          <table:table-cell table:style-name="ce2" table:formula="of:=INDIRECT(ADDRESS(ROW()*2-1;2))" office:value-type="float" office:value="800" calcext:value-type="float">
            <text:p>800.000</text:p>
          </table:table-cell>
          <table:table-cell table:style-name="ce1" table:formula="of:=INDIRECT(ADDRESS(ROW()*2;2))" office:value-type="float" office:value="298.924072265625" calcext:value-type="float">
            <text:p>298.924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900" calcext:value-type="float">
            <text:p>900.000</text:p>
          </table:table-cell>
          <table:table-cell table:style-name="ce1" table:formula="of:=INDIRECT(ADDRESS(ROW()*2;2))" office:value-type="float" office:value="307.074951171875" calcext:value-type="float">
            <text:p>307.075</text:p>
          </table:table-cell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style-name="ce2" table:formula="of:=INDIRECT(ADDRESS(ROW()*2-1;2))" office:value-type="float" office:value="1000" calcext:value-type="float">
            <text:p>1,000.000</text:p>
          </table:table-cell>
          <table:table-cell table:style-name="ce1" table:formula="of:=INDIRECT(ADDRESS(ROW()*2;2))" office:value-type="float" office:value="315.125793457031" calcext:value-type="float">
            <text:p>315.126</text:p>
          </table:table-cell>
        </table:table-row>
        <table:table-row table:style-name="ro1">
          <table:table-cell/>
          <table:table-cell office:value-type="float" office:value="230.000061035156" calcext:value-type="float">
            <text:p>230.000</text:p>
          </table:table-cell>
          <table:table-cell table:style-name="ce2" table:formula="of:=INDIRECT(ADDRESS(ROW()*2-1;2))" office:value-type="float" office:value="1100" calcext:value-type="float">
            <text:p>1,100.000</text:p>
          </table:table-cell>
          <table:table-cell table:style-name="ce1" table:formula="of:=INDIRECT(ADDRESS(ROW()*2;2))" office:value-type="float" office:value="323.077514648437" calcext:value-type="float">
            <text:p>323.078</text:p>
          </table:table-cell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table:style-name="ce2" table:formula="of:=INDIRECT(ADDRESS(ROW()*2-1;2))" office:value-type="float" office:value="1200" calcext:value-type="float">
            <text:p>1,200.000</text:p>
          </table:table-cell>
          <table:table-cell table:style-name="ce1" table:formula="of:=INDIRECT(ADDRESS(ROW()*2;2))" office:value-type="float" office:value="330.931182861328" calcext:value-type="float">
            <text:p>330.931</text:p>
          </table:table-cell>
        </table:table-row>
        <table:table-row table:style-name="ro1">
          <table:table-cell/>
          <table:table-cell office:value-type="float" office:value="238.985961914062" calcext:value-type="float">
            <text:p>238.986</text:p>
          </table:table-cell>
          <table:table-cell table:style-name="ce2" table:formula="of:=INDIRECT(ADDRESS(ROW()*2-1;2))" office:value-type="float" office:value="1300" calcext:value-type="float">
            <text:p>1,300.000</text:p>
          </table:table-cell>
          <table:table-cell table:style-name="ce1" table:formula="of:=INDIRECT(ADDRESS(ROW()*2;2))" office:value-type="float" office:value="338.687652587891" calcext:value-type="float">
            <text:p>338.688</text:p>
          </table:table-cell>
        </table:table-row>
        <table:table-row table:style-name="ro1">
          <table:table-cell/>
          <table:table-cell office:value-type="float" office:value="200" calcext:value-type="float">
            <text:p>200.000</text:p>
          </table:table-cell>
          <table:table-cell table:style-name="ce2" table:formula="of:=INDIRECT(ADDRESS(ROW()*2-1;2))" office:value-type="float" office:value="1400" calcext:value-type="float">
            <text:p>1,400.000</text:p>
          </table:table-cell>
          <table:table-cell table:style-name="ce1" table:formula="of:=INDIRECT(ADDRESS(ROW()*2;2))" office:value-type="float" office:value="346.347839355469" calcext:value-type="float">
            <text:p>346.348</text:p>
          </table:table-cell>
        </table:table-row>
        <table:table-row table:style-name="ro1">
          <table:table-cell/>
          <table:table-cell office:value-type="float" office:value="247.864135742187" calcext:value-type="float">
            <text:p>247.864</text:p>
          </table:table-cell>
          <table:table-cell table:style-name="ce2" table:formula="of:=INDIRECT(ADDRESS(ROW()*2-1;2))" office:value-type="float" office:value="1500" calcext:value-type="float">
            <text:p>1,500.000</text:p>
          </table:table-cell>
          <table:table-cell table:style-name="ce1" table:formula="of:=INDIRECT(ADDRESS(ROW()*2;2))" office:value-type="float" office:value="353.912719726562" calcext:value-type="float">
            <text:p>353.913</text:p>
          </table:table-cell>
        </table:table-row>
        <table:table-row table:style-name="ro1">
          <table:table-cell/>
          <table:table-cell office:value-type="float" office:value="300" calcext:value-type="float">
            <text:p>300.000</text:p>
          </table:table-cell>
          <table:table-cell table:style-name="ce2" table:formula="of:=INDIRECT(ADDRESS(ROW()*2-1;2))" office:value-type="float" office:value="1600" calcext:value-type="float">
            <text:p>1,600.000</text:p>
          </table:table-cell>
          <table:table-cell table:style-name="ce1" table:formula="of:=INDIRECT(ADDRESS(ROW()*2;2))" office:value-type="float" office:value="361.383148193359" calcext:value-type="float">
            <text:p>361.383</text:p>
          </table:table-cell>
        </table:table-row>
        <table:table-row table:style-name="ro1">
          <table:table-cell/>
          <table:table-cell office:value-type="float" office:value="256.635559082031" calcext:value-type="float">
            <text:p>256.636</text:p>
          </table:table-cell>
          <table:table-cell table:style-name="ce2" table:formula="of:=INDIRECT(ADDRESS(ROW()*2-1;2))" office:value-type="float" office:value="1700" calcext:value-type="float">
            <text:p>1,700.000</text:p>
          </table:table-cell>
          <table:table-cell table:style-name="ce1" table:formula="of:=INDIRECT(ADDRESS(ROW()*2;2))" office:value-type="float" office:value="368.760040283203" calcext:value-type="float">
            <text:p>368.760</text:p>
          </table:table-cell>
        </table:table-row>
        <table:table-row table:style-name="ro1">
          <table:table-cell/>
          <table:table-cell office:value-type="float" office:value="400" calcext:value-type="float">
            <text:p>400.000</text:p>
          </table:table-cell>
          <table:table-cell table:style-name="ce2" table:formula="of:=INDIRECT(ADDRESS(ROW()*2-1;2))" office:value-type="float" office:value="1800" calcext:value-type="float">
            <text:p>1,800.000</text:p>
          </table:table-cell>
          <table:table-cell table:style-name="ce1" table:formula="of:=INDIRECT(ADDRESS(ROW()*2;2))" office:value-type="float" office:value="376.044342041016" calcext:value-type="float">
            <text:p>376.044</text:p>
          </table:table-cell>
        </table:table-row>
        <table:table-row table:style-name="ro1">
          <table:table-cell/>
          <table:table-cell office:value-type="float" office:value="265.301025390625" calcext:value-type="float">
            <text:p>265.301</text:p>
          </table:table-cell>
          <table:table-cell table:style-name="ce2" table:formula="of:=INDIRECT(ADDRESS(ROW()*2-1;2))" office:value-type="float" office:value="1900" calcext:value-type="float">
            <text:p>1,900.000</text:p>
          </table:table-cell>
          <table:table-cell table:style-name="ce1" table:formula="of:=INDIRECT(ADDRESS(ROW()*2;2))" office:value-type="float" office:value="383.236846923828" calcext:value-type="float">
            <text:p>383.237</text:p>
          </table:table-cell>
        </table:table-row>
        <table:table-row table:style-name="ro1">
          <table:table-cell/>
          <table:table-cell office:value-type="float" office:value="500" calcext:value-type="float">
            <text:p>500.000</text:p>
          </table:table-cell>
          <table:table-cell table:style-name="ce2" table:formula="of:=INDIRECT(ADDRESS(ROW()*2-1;2))" office:value-type="float" office:value="2000" calcext:value-type="float">
            <text:p>2,000.000</text:p>
          </table:table-cell>
          <table:table-cell table:style-name="ce1" table:formula="of:=INDIRECT(ADDRESS(ROW()*2;2))" office:value-type="float" office:value="390.338531494141" calcext:value-type="float">
            <text:p>390.339</text:p>
          </table:table-cell>
        </table:table-row>
        <table:table-row table:style-name="ro1">
          <table:table-cell/>
          <table:table-cell office:value-type="float" office:value="273.861694335937" calcext:value-type="float">
            <text:p>273.862</text:p>
          </table:table-cell>
          <table:table-cell table:style-name="ce2" table:formula="of:=INDIRECT(ADDRESS(ROW()*2-1;2))" office:value-type="float" office:value="2100" calcext:value-type="float">
            <text:p>2,100.000</text:p>
          </table:table-cell>
          <table:table-cell table:style-name="ce1" table:formula="of:=INDIRECT(ADDRESS(ROW()*2;2))" office:value-type="float" office:value="397.350219726562" calcext:value-type="float">
            <text:p>397.350</text:p>
          </table:table-cell>
        </table:table-row>
        <table:table-row table:style-name="ro1">
          <table:table-cell/>
          <table:table-cell office:value-type="float" office:value="600" calcext:value-type="float">
            <text:p>600.000</text:p>
          </table:table-cell>
          <table:table-cell table:style-name="ce2" table:formula="of:=INDIRECT(ADDRESS(ROW()*2-1;2))" office:value-type="float" office:value="2200" calcext:value-type="float">
            <text:p>2,200.000</text:p>
          </table:table-cell>
          <table:table-cell table:style-name="ce1" table:formula="of:=INDIRECT(ADDRESS(ROW()*2;2))" office:value-type="float" office:value="404.272857666016" calcext:value-type="float">
            <text:p>404.273</text:p>
          </table:table-cell>
        </table:table-row>
        <table:table-row table:style-name="ro1">
          <table:table-cell/>
          <table:table-cell office:value-type="float" office:value="282.318420410156" calcext:value-type="float">
            <text:p>282.318</text:p>
          </table:table-cell>
          <table:table-cell table:style-name="ce2" table:formula="of:=INDIRECT(ADDRESS(ROW()*2-1;2))" office:value-type="float" office:value="2300" calcext:value-type="float">
            <text:p>2,300.000</text:p>
          </table:table-cell>
          <table:table-cell table:style-name="ce1" table:formula="of:=INDIRECT(ADDRESS(ROW()*2;2))" office:value-type="float" office:value="411.107299804688" calcext:value-type="float">
            <text:p>411.107</text:p>
          </table:table-cell>
        </table:table-row>
        <table:table-row table:style-name="ro1">
          <table:table-cell/>
          <table:table-cell office:value-type="float" office:value="700" calcext:value-type="float">
            <text:p>700.000</text:p>
          </table:table-cell>
          <table:table-cell table:style-name="ce2" table:formula="of:=INDIRECT(ADDRESS(ROW()*2-1;2))" office:value-type="float" office:value="2400" calcext:value-type="float">
            <text:p>2,400.000</text:p>
          </table:table-cell>
          <table:table-cell table:style-name="ce1" table:formula="of:=INDIRECT(ADDRESS(ROW()*2;2))" office:value-type="float" office:value="417.854431152344" calcext:value-type="float">
            <text:p>417.854</text:p>
          </table:table-cell>
        </table:table-row>
        <table:table-row table:style-name="ro1">
          <table:table-cell/>
          <table:table-cell office:value-type="float" office:value="290.672241210937" calcext:value-type="float">
            <text:p>290.672</text:p>
          </table:table-cell>
          <table:table-cell table:style-name="ce2" table:formula="of:=INDIRECT(ADDRESS(ROW()*2-1;2))" office:value-type="float" office:value="2500" calcext:value-type="float">
            <text:p>2,500.000</text:p>
          </table:table-cell>
          <table:table-cell table:style-name="ce1" table:formula="of:=INDIRECT(ADDRESS(ROW()*2;2))" office:value-type="float" office:value="424.515106201172" calcext:value-type="float">
            <text:p>424.515</text:p>
          </table:table-cell>
        </table:table-row>
        <table:table-row table:style-name="ro1">
          <table:table-cell/>
          <table:table-cell office:value-type="float" office:value="800" calcext:value-type="float">
            <text:p>800.000</text:p>
          </table:table-cell>
          <table:table-cell table:style-name="ce2" table:formula="of:=INDIRECT(ADDRESS(ROW()*2-1;2))" office:value-type="float" office:value="2600" calcext:value-type="float">
            <text:p>2,600.000</text:p>
          </table:table-cell>
          <table:table-cell table:style-name="ce1" table:formula="of:=INDIRECT(ADDRESS(ROW()*2;2))" office:value-type="float" office:value="431.090240478516" calcext:value-type="float">
            <text:p>431.090</text:p>
          </table:table-cell>
        </table:table-row>
        <table:table-row table:style-name="ro1">
          <table:table-cell/>
          <table:table-cell office:value-type="float" office:value="298.924072265625" calcext:value-type="float">
            <text:p>298.924</text:p>
          </table:table-cell>
          <table:table-cell table:style-name="ce2" table:formula="of:=INDIRECT(ADDRESS(ROW()*2-1;2))" office:value-type="float" office:value="2700" calcext:value-type="float">
            <text:p>2,700.000</text:p>
          </table:table-cell>
          <table:table-cell table:style-name="ce1" table:formula="of:=INDIRECT(ADDRESS(ROW()*2;2))" office:value-type="float" office:value="437.580627441406" calcext:value-type="float">
            <text:p>437.581</text:p>
          </table:table-cell>
        </table:table-row>
        <table:table-row table:style-name="ro1">
          <table:table-cell/>
          <table:table-cell office:value-type="float" office:value="900" calcext:value-type="float">
            <text:p>900.000</text:p>
          </table:table-cell>
          <table:table-cell table:style-name="ce2" table:formula="of:=INDIRECT(ADDRESS(ROW()*2-1;2))" office:value-type="float" office:value="2800" calcext:value-type="float">
            <text:p>2,800.000</text:p>
          </table:table-cell>
          <table:table-cell table:style-name="ce1" table:formula="of:=INDIRECT(ADDRESS(ROW()*2;2))" office:value-type="float" office:value="443.987030029297" calcext:value-type="float">
            <text:p>443.987</text:p>
          </table:table-cell>
        </table:table-row>
        <table:table-row table:style-name="ro1">
          <table:table-cell/>
          <table:table-cell office:value-type="float" office:value="307.074951171875" calcext:value-type="float">
            <text:p>307.075</text:p>
          </table:table-cell>
          <table:table-cell table:style-name="ce2" table:formula="of:=INDIRECT(ADDRESS(ROW()*2-1;2))" office:value-type="float" office:value="2900" calcext:value-type="float">
            <text:p>2,900.000</text:p>
          </table:table-cell>
          <table:table-cell table:style-name="ce1" table:formula="of:=INDIRECT(ADDRESS(ROW()*2;2))" office:value-type="float" office:value="450.310424804688" calcext:value-type="float">
            <text:p>450.310</text:p>
          </table:table-cell>
        </table:table-row>
        <table:table-row table:style-name="ro1">
          <table:table-cell/>
          <table:table-cell office:value-type="float" office:value="1000" calcext:value-type="float">
            <text:p>1,000.000</text:p>
          </table:table-cell>
          <table:table-cell table:style-name="ce2" table:formula="of:=INDIRECT(ADDRESS(ROW()*2-1;2))" office:value-type="float" office:value="3000" calcext:value-type="float">
            <text:p>3,000.000</text:p>
          </table:table-cell>
          <table:table-cell table:style-name="ce1" table:formula="of:=INDIRECT(ADDRESS(ROW()*2;2))" office:value-type="float" office:value="456.551513671875" calcext:value-type="float">
            <text:p>456.552</text:p>
          </table:table-cell>
        </table:table-row>
        <table:table-row table:style-name="ro1">
          <table:table-cell/>
          <table:table-cell office:value-type="float" office:value="315.125793457031" calcext:value-type="float">
            <text:p>315.126</text:p>
          </table:table-cell>
          <table:table-cell table:style-name="ce2" table:formula="of:=INDIRECT(ADDRESS(ROW()*2-1;2))" office:value-type="float" office:value="3100" calcext:value-type="float">
            <text:p>3,100.000</text:p>
          </table:table-cell>
          <table:table-cell table:style-name="ce1" table:formula="of:=INDIRECT(ADDRESS(ROW()*2;2))" office:value-type="float" office:value="462.711181640625" calcext:value-type="float">
            <text:p>462.711</text:p>
          </table:table-cell>
        </table:table-row>
        <table:table-row table:style-name="ro1">
          <table:table-cell/>
          <table:table-cell office:value-type="float" office:value="1100" calcext:value-type="float">
            <text:p>1,100.000</text:p>
          </table:table-cell>
          <table:table-cell table:style-name="ce2" table:formula="of:=INDIRECT(ADDRESS(ROW()*2-1;2))" office:value-type="float" office:value="3200" calcext:value-type="float">
            <text:p>3,200.000</text:p>
          </table:table-cell>
          <table:table-cell table:style-name="ce1" table:formula="of:=INDIRECT(ADDRESS(ROW()*2;2))" office:value-type="float" office:value="468.790191650391" calcext:value-type="float">
            <text:p>468.790</text:p>
          </table:table-cell>
        </table:table-row>
        <table:table-row table:style-name="ro1">
          <table:table-cell/>
          <table:table-cell office:value-type="float" office:value="323.077514648437" calcext:value-type="float">
            <text:p>323.078</text:p>
          </table:table-cell>
          <table:table-cell table:style-name="ce2" table:formula="of:=INDIRECT(ADDRESS(ROW()*2-1;2))" office:value-type="float" office:value="3300" calcext:value-type="float">
            <text:p>3,300.000</text:p>
          </table:table-cell>
          <table:table-cell table:style-name="ce1" table:formula="of:=INDIRECT(ADDRESS(ROW()*2;2))" office:value-type="float" office:value="474.789398193359" calcext:value-type="float">
            <text:p>474.789</text:p>
          </table:table-cell>
        </table:table-row>
        <table:table-row table:style-name="ro1">
          <table:table-cell/>
          <table:table-cell office:value-type="float" office:value="1200" calcext:value-type="float">
            <text:p>1,200.000</text:p>
          </table:table-cell>
          <table:table-cell table:style-name="ce2" table:formula="of:=INDIRECT(ADDRESS(ROW()*2-1;2))" office:value-type="float" office:value="3400" calcext:value-type="float">
            <text:p>3,400.000</text:p>
          </table:table-cell>
          <table:table-cell table:style-name="ce1" table:formula="of:=INDIRECT(ADDRESS(ROW()*2;2))" office:value-type="float" office:value="480.709686279297" calcext:value-type="float">
            <text:p>480.710</text:p>
          </table:table-cell>
        </table:table-row>
        <table:table-row table:style-name="ro1">
          <table:table-cell/>
          <table:table-cell office:value-type="float" office:value="330.931182861328" calcext:value-type="float">
            <text:p>330.931</text:p>
          </table:table-cell>
          <table:table-cell table:style-name="ce2" table:formula="of:=INDIRECT(ADDRESS(ROW()*2-1;2))" office:value-type="float" office:value="3500" calcext:value-type="float">
            <text:p>3,500.000</text:p>
          </table:table-cell>
          <table:table-cell table:style-name="ce1" table:formula="of:=INDIRECT(ADDRESS(ROW()*2;2))" office:value-type="float" office:value="486.5517578125" calcext:value-type="float">
            <text:p>486.552</text:p>
          </table:table-cell>
        </table:table-row>
        <table:table-row table:style-name="ro1">
          <table:table-cell/>
          <table:table-cell office:value-type="float" office:value="1300" calcext:value-type="float">
            <text:p>1,300.000</text:p>
          </table:table-cell>
          <table:table-cell table:style-name="ce2" table:formula="of:=INDIRECT(ADDRESS(ROW()*2-1;2))" office:value-type="float" office:value="3600" calcext:value-type="float">
            <text:p>3,600.000</text:p>
          </table:table-cell>
          <table:table-cell table:style-name="ce1" table:formula="of:=INDIRECT(ADDRESS(ROW()*2;2))" office:value-type="float" office:value="492.316436767578" calcext:value-type="float">
            <text:p>492.316</text:p>
          </table:table-cell>
        </table:table-row>
        <table:table-row table:style-name="ro1">
          <table:table-cell/>
          <table:table-cell office:value-type="float" office:value="338.687652587891" calcext:value-type="float">
            <text:p>338.688</text:p>
          </table:table-cell>
          <table:table-cell table:style-name="ce2" table:formula="of:=INDIRECT(ADDRESS(ROW()*2-1;2))" office:value-type="float" office:value="3700" calcext:value-type="float">
            <text:p>3,700.000</text:p>
          </table:table-cell>
          <table:table-cell table:style-name="ce1" table:formula="of:=INDIRECT(ADDRESS(ROW()*2;2))" office:value-type="float" office:value="498.004547119141" calcext:value-type="float">
            <text:p>498.005</text:p>
          </table:table-cell>
        </table:table-row>
        <table:table-row table:style-name="ro1">
          <table:table-cell/>
          <table:table-cell office:value-type="float" office:value="1400" calcext:value-type="float">
            <text:p>1,400.000</text:p>
          </table:table-cell>
          <table:table-cell table:style-name="ce2" table:formula="of:=INDIRECT(ADDRESS(ROW()*2-1;2))" office:value-type="float" office:value="3800" calcext:value-type="float">
            <text:p>3,800.000</text:p>
          </table:table-cell>
          <table:table-cell table:style-name="ce1" table:formula="of:=INDIRECT(ADDRESS(ROW()*2;2))" office:value-type="float" office:value="503.616882324219" calcext:value-type="float">
            <text:p>503.617</text:p>
          </table:table-cell>
        </table:table-row>
        <table:table-row table:style-name="ro1">
          <table:table-cell/>
          <table:table-cell office:value-type="float" office:value="346.347839355469" calcext:value-type="float">
            <text:p>346.348</text:p>
          </table:table-cell>
          <table:table-cell table:style-name="ce2" table:formula="of:=INDIRECT(ADDRESS(ROW()*2-1;2))" office:value-type="float" office:value="3900" calcext:value-type="float">
            <text:p>3,900.000</text:p>
          </table:table-cell>
          <table:table-cell table:style-name="ce1" table:formula="of:=INDIRECT(ADDRESS(ROW()*2;2))" office:value-type="float" office:value="509.154174804688" calcext:value-type="float">
            <text:p>509.154</text:p>
          </table:table-cell>
        </table:table-row>
        <table:table-row table:style-name="ro1">
          <table:table-cell/>
          <table:table-cell office:value-type="float" office:value="1500" calcext:value-type="float">
            <text:p>1,500.000</text:p>
          </table:table-cell>
          <table:table-cell table:style-name="ce2" table:formula="of:=INDIRECT(ADDRESS(ROW()*2-1;2))" office:value-type="float" office:value="4000" calcext:value-type="float">
            <text:p>4,000.000</text:p>
          </table:table-cell>
          <table:table-cell table:style-name="ce1" table:formula="of:=INDIRECT(ADDRESS(ROW()*2;2))" office:value-type="float" office:value="514.617309570312" calcext:value-type="float">
            <text:p>514.617</text:p>
          </table:table-cell>
        </table:table-row>
        <table:table-row table:style-name="ro1">
          <table:table-cell/>
          <table:table-cell office:value-type="float" office:value="353.912719726562" calcext:value-type="float">
            <text:p>353.913</text:p>
          </table:table-cell>
          <table:table-cell table:style-name="ce2" table:formula="of:=INDIRECT(ADDRESS(ROW()*2-1;2))" office:value-type="float" office:value="4100" calcext:value-type="float">
            <text:p>4,100.000</text:p>
          </table:table-cell>
          <table:table-cell table:style-name="ce1" table:formula="of:=INDIRECT(ADDRESS(ROW()*2;2))" office:value-type="float" office:value="520.0068359375" calcext:value-type="float">
            <text:p>520.007</text:p>
          </table:table-cell>
        </table:table-row>
        <table:table-row table:style-name="ro1">
          <table:table-cell/>
          <table:table-cell office:value-type="float" office:value="1600" calcext:value-type="float">
            <text:p>1,600.000</text:p>
          </table:table-cell>
          <table:table-cell table:style-name="ce2" table:formula="of:=INDIRECT(ADDRESS(ROW()*2-1;2))" office:value-type="float" office:value="4200" calcext:value-type="float">
            <text:p>4,200.000</text:p>
          </table:table-cell>
          <table:table-cell table:style-name="ce1" table:formula="of:=INDIRECT(ADDRESS(ROW()*2;2))" office:value-type="float" office:value="525.323608398438" calcext:value-type="float">
            <text:p>525.324</text:p>
          </table:table-cell>
        </table:table-row>
        <table:table-row table:style-name="ro1">
          <table:table-cell/>
          <table:table-cell office:value-type="float" office:value="361.383148193359" calcext:value-type="float">
            <text:p>361.383</text:p>
          </table:table-cell>
          <table:table-cell table:style-name="ce2" table:formula="of:=INDIRECT(ADDRESS(ROW()*2-1;2))" office:value-type="float" office:value="4300" calcext:value-type="float">
            <text:p>4,300.000</text:p>
          </table:table-cell>
          <table:table-cell table:style-name="ce1" table:formula="of:=INDIRECT(ADDRESS(ROW()*2;2))" office:value-type="float" office:value="530.568481445313" calcext:value-type="float">
            <text:p>530.568</text:p>
          </table:table-cell>
        </table:table-row>
        <table:table-row table:style-name="ro1">
          <table:table-cell/>
          <table:table-cell office:value-type="float" office:value="1700" calcext:value-type="float">
            <text:p>1,700.000</text:p>
          </table:table-cell>
          <table:table-cell table:style-name="ce2" table:formula="of:=INDIRECT(ADDRESS(ROW()*2-1;2))" office:value-type="float" office:value="4400" calcext:value-type="float">
            <text:p>4,400.000</text:p>
          </table:table-cell>
          <table:table-cell table:style-name="ce1" table:formula="of:=INDIRECT(ADDRESS(ROW()*2;2))" office:value-type="float" office:value="535.742065429688" calcext:value-type="float">
            <text:p>535.742</text:p>
          </table:table-cell>
        </table:table-row>
        <table:table-row table:style-name="ro1">
          <table:table-cell/>
          <table:table-cell office:value-type="float" office:value="368.760040283203" calcext:value-type="float">
            <text:p>368.760</text:p>
          </table:table-cell>
          <table:table-cell table:style-name="ce2" table:formula="of:=INDIRECT(ADDRESS(ROW()*2-1;2))" office:value-type="float" office:value="4500" calcext:value-type="float">
            <text:p>4,500.000</text:p>
          </table:table-cell>
          <table:table-cell table:style-name="ce1" table:formula="of:=INDIRECT(ADDRESS(ROW()*2;2))" office:value-type="float" office:value="540.84521484375" calcext:value-type="float">
            <text:p>540.845</text:p>
          </table:table-cell>
        </table:table-row>
        <table:table-row table:style-name="ro1">
          <table:table-cell/>
          <table:table-cell office:value-type="float" office:value="1800" calcext:value-type="float">
            <text:p>1,800.000</text:p>
          </table:table-cell>
          <table:table-cell table:style-name="ce2" table:formula="of:=INDIRECT(ADDRESS(ROW()*2-1;2))" office:value-type="float" office:value="4600" calcext:value-type="float">
            <text:p>4,600.000</text:p>
          </table:table-cell>
          <table:table-cell table:style-name="ce1" table:formula="of:=INDIRECT(ADDRESS(ROW()*2;2))" office:value-type="float" office:value="545.878662109375" calcext:value-type="float">
            <text:p>545.879</text:p>
          </table:table-cell>
        </table:table-row>
        <table:table-row table:style-name="ro1">
          <table:table-cell/>
          <table:table-cell office:value-type="float" office:value="376.044342041016" calcext:value-type="float">
            <text:p>376.044</text:p>
          </table:table-cell>
          <table:table-cell table:style-name="ce2" table:formula="of:=INDIRECT(ADDRESS(ROW()*2-1;2))" office:value-type="float" office:value="4700" calcext:value-type="float">
            <text:p>4,700.000</text:p>
          </table:table-cell>
          <table:table-cell table:style-name="ce1" table:formula="of:=INDIRECT(ADDRESS(ROW()*2;2))" office:value-type="float" office:value="550.843078613281" calcext:value-type="float">
            <text:p>550.843</text:p>
          </table:table-cell>
        </table:table-row>
        <table:table-row table:style-name="ro1">
          <table:table-cell/>
          <table:table-cell office:value-type="float" office:value="1900" calcext:value-type="float">
            <text:p>1,900.000</text:p>
          </table:table-cell>
          <table:table-cell table:style-name="ce2" table:formula="of:=INDIRECT(ADDRESS(ROW()*2-1;2))" office:value-type="float" office:value="4800" calcext:value-type="float">
            <text:p>4,800.000</text:p>
          </table:table-cell>
          <table:table-cell table:style-name="ce1" table:formula="of:=INDIRECT(ADDRESS(ROW()*2;2))" office:value-type="float" office:value="555.7392578125" calcext:value-type="float">
            <text:p>555.739</text:p>
          </table:table-cell>
        </table:table-row>
        <table:table-row table:style-name="ro1">
          <table:table-cell/>
          <table:table-cell office:value-type="float" office:value="383.236846923828" calcext:value-type="float">
            <text:p>383.237</text:p>
          </table:table-cell>
          <table:table-cell table:style-name="ce2" table:formula="of:=INDIRECT(ADDRESS(ROW()*2-1;2))" office:value-type="float" office:value="4900" calcext:value-type="float">
            <text:p>4,900.000</text:p>
          </table:table-cell>
          <table:table-cell table:style-name="ce1" table:formula="of:=INDIRECT(ADDRESS(ROW()*2;2))" office:value-type="float" office:value="560.567993164063" calcext:value-type="float">
            <text:p>560.568</text:p>
          </table:table-cell>
        </table:table-row>
        <table:table-row table:style-name="ro1">
          <table:table-cell/>
          <table:table-cell office:value-type="float" office:value="2000" calcext:value-type="float">
            <text:p>2,000.000</text:p>
          </table:table-cell>
          <table:table-cell table:style-name="ce2" table:formula="of:=INDIRECT(ADDRESS(ROW()*2-1;2))" office:value-type="float" office:value="5000" calcext:value-type="float">
            <text:p>5,000.000</text:p>
          </table:table-cell>
          <table:table-cell table:style-name="ce1" table:formula="of:=INDIRECT(ADDRESS(ROW()*2;2))" office:value-type="float" office:value="565.329833984375" calcext:value-type="float">
            <text:p>565.330</text:p>
          </table:table-cell>
        </table:table-row>
        <table:table-row table:style-name="ro1">
          <table:table-cell/>
          <table:table-cell office:value-type="float" office:value="390.338531494141" calcext:value-type="float">
            <text:p>390.339</text:p>
          </table:table-cell>
          <table:table-cell table:style-name="ce2" table:formula="of:=INDIRECT(ADDRESS(ROW()*2-1;2))" office:value-type="float" office:value="5100" calcext:value-type="float">
            <text:p>5,100.000</text:p>
          </table:table-cell>
          <table:table-cell table:style-name="ce1" table:formula="of:=INDIRECT(ADDRESS(ROW()*2;2))" office:value-type="float" office:value="570.025634765625" calcext:value-type="float">
            <text:p>570.026</text:p>
          </table:table-cell>
        </table:table-row>
        <table:table-row table:style-name="ro1">
          <table:table-cell/>
          <table:table-cell office:value-type="float" office:value="2100" calcext:value-type="float">
            <text:p>2,100.000</text:p>
          </table:table-cell>
          <table:table-cell table:style-name="ce2" table:formula="of:=INDIRECT(ADDRESS(ROW()*2-1;2))" office:value-type="float" office:value="5200" calcext:value-type="float">
            <text:p>5,200.000</text:p>
          </table:table-cell>
          <table:table-cell table:style-name="ce1" table:formula="of:=INDIRECT(ADDRESS(ROW()*2;2))" office:value-type="float" office:value="574.656005859375" calcext:value-type="float">
            <text:p>574.656</text:p>
          </table:table-cell>
        </table:table-row>
        <table:table-row table:style-name="ro1">
          <table:table-cell/>
          <table:table-cell office:value-type="float" office:value="397.350219726562" calcext:value-type="float">
            <text:p>397.350</text:p>
          </table:table-cell>
          <table:table-cell table:style-name="ce2" table:formula="of:=INDIRECT(ADDRESS(ROW()*2-1;2))" office:value-type="float" office:value="5300" calcext:value-type="float">
            <text:p>5,300.000</text:p>
          </table:table-cell>
          <table:table-cell table:style-name="ce1" table:formula="of:=INDIRECT(ADDRESS(ROW()*2;2))" office:value-type="float" office:value="579.2216796875" calcext:value-type="float">
            <text:p>579.222</text:p>
          </table:table-cell>
        </table:table-row>
        <table:table-row table:style-name="ro1">
          <table:table-cell/>
          <table:table-cell office:value-type="float" office:value="2200" calcext:value-type="float">
            <text:p>2,200.000</text:p>
          </table:table-cell>
          <table:table-cell table:style-name="ce2" table:formula="of:=INDIRECT(ADDRESS(ROW()*2-1;2))" office:value-type="float" office:value="5400" calcext:value-type="float">
            <text:p>5,400.000</text:p>
          </table:table-cell>
          <table:table-cell table:style-name="ce1" table:formula="of:=INDIRECT(ADDRESS(ROW()*2;2))" office:value-type="float" office:value="583.723266601563" calcext:value-type="float">
            <text:p>583.723</text:p>
          </table:table-cell>
        </table:table-row>
        <table:table-row table:style-name="ro1">
          <table:table-cell/>
          <table:table-cell office:value-type="float" office:value="404.272857666016" calcext:value-type="float">
            <text:p>404.273</text:p>
          </table:table-cell>
          <table:table-cell table:style-name="ce2" table:formula="of:=INDIRECT(ADDRESS(ROW()*2-1;2))" office:value-type="float" office:value="5500" calcext:value-type="float">
            <text:p>5,500.000</text:p>
          </table:table-cell>
          <table:table-cell table:style-name="ce1" table:formula="of:=INDIRECT(ADDRESS(ROW()*2;2))" office:value-type="float" office:value="588.161560058594" calcext:value-type="float">
            <text:p>588.162</text:p>
          </table:table-cell>
        </table:table-row>
        <table:table-row table:style-name="ro1">
          <table:table-cell/>
          <table:table-cell office:value-type="float" office:value="2300" calcext:value-type="float">
            <text:p>2,300.000</text:p>
          </table:table-cell>
          <table:table-cell table:style-name="ce2" table:formula="of:=INDIRECT(ADDRESS(ROW()*2-1;2))" office:value-type="float" office:value="5600" calcext:value-type="float">
            <text:p>5,600.000</text:p>
          </table:table-cell>
          <table:table-cell table:style-name="ce1" table:formula="of:=INDIRECT(ADDRESS(ROW()*2;2))" office:value-type="float" office:value="592.537292480469" calcext:value-type="float">
            <text:p>592.537</text:p>
          </table:table-cell>
        </table:table-row>
        <table:table-row table:style-name="ro1">
          <table:table-cell/>
          <table:table-cell office:value-type="float" office:value="411.107299804688" calcext:value-type="float">
            <text:p>411.107</text:p>
          </table:table-cell>
          <table:table-cell table:style-name="ce2" table:formula="of:=INDIRECT(ADDRESS(ROW()*2-1;2))" office:value-type="float" office:value="5700" calcext:value-type="float">
            <text:p>5,700.000</text:p>
          </table:table-cell>
          <table:table-cell table:style-name="ce1" table:formula="of:=INDIRECT(ADDRESS(ROW()*2;2))" office:value-type="float" office:value="596.85107421875" calcext:value-type="float">
            <text:p>596.851</text:p>
          </table:table-cell>
        </table:table-row>
        <table:table-row table:style-name="ro1">
          <table:table-cell/>
          <table:table-cell office:value-type="float" office:value="2400" calcext:value-type="float">
            <text:p>2,400.000</text:p>
          </table:table-cell>
          <table:table-cell table:style-name="ce2" table:formula="of:=INDIRECT(ADDRESS(ROW()*2-1;2))" office:value-type="float" office:value="5800" calcext:value-type="float">
            <text:p>5,800.000</text:p>
          </table:table-cell>
          <table:table-cell table:style-name="ce1" table:formula="of:=INDIRECT(ADDRESS(ROW()*2;2))" office:value-type="float" office:value="601.103637695313" calcext:value-type="float">
            <text:p>601.104</text:p>
          </table:table-cell>
        </table:table-row>
        <table:table-row table:style-name="ro1">
          <table:table-cell/>
          <table:table-cell office:value-type="float" office:value="417.854431152344" calcext:value-type="float">
            <text:p>417.854</text:p>
          </table:table-cell>
          <table:table-cell table:style-name="ce2" table:formula="of:=INDIRECT(ADDRESS(ROW()*2-1;2))" office:value-type="float" office:value="5900" calcext:value-type="float">
            <text:p>5,900.000</text:p>
          </table:table-cell>
          <table:table-cell table:style-name="ce1" table:formula="of:=INDIRECT(ADDRESS(ROW()*2;2))" office:value-type="float" office:value="605.295532226563" calcext:value-type="float">
            <text:p>605.296</text:p>
          </table:table-cell>
        </table:table-row>
        <table:table-row table:style-name="ro1">
          <table:table-cell/>
          <table:table-cell office:value-type="float" office:value="2500" calcext:value-type="float">
            <text:p>2,500.000</text:p>
          </table:table-cell>
          <table:table-cell table:style-name="ce2" table:formula="of:=INDIRECT(ADDRESS(ROW()*2-1;2))" office:value-type="float" office:value="6000" calcext:value-type="float">
            <text:p>6,000.000</text:p>
          </table:table-cell>
          <table:table-cell table:style-name="ce1" table:formula="of:=INDIRECT(ADDRESS(ROW()*2;2))" office:value-type="float" office:value="609.427612304688" calcext:value-type="float">
            <text:p>609.428</text:p>
          </table:table-cell>
        </table:table-row>
        <table:table-row table:style-name="ro1">
          <table:table-cell/>
          <table:table-cell office:value-type="float" office:value="424.515106201172" calcext:value-type="float">
            <text:p>424.515</text:p>
          </table:table-cell>
          <table:table-cell table:style-name="ce2" table:formula="of:=INDIRECT(ADDRESS(ROW()*2-1;2))" office:value-type="float" office:value="6100" calcext:value-type="float">
            <text:p>6,100.000</text:p>
          </table:table-cell>
          <table:table-cell table:style-name="ce1" table:formula="of:=INDIRECT(ADDRESS(ROW()*2;2))" office:value-type="float" office:value="613.500366210937" calcext:value-type="float">
            <text:p>613.500</text:p>
          </table:table-cell>
        </table:table-row>
        <table:table-row table:style-name="ro1">
          <table:table-cell/>
          <table:table-cell office:value-type="float" office:value="2600" calcext:value-type="float">
            <text:p>2,600.000</text:p>
          </table:table-cell>
          <table:table-cell table:style-name="ce2" table:formula="of:=INDIRECT(ADDRESS(ROW()*2-1;2))" office:value-type="float" office:value="6200" calcext:value-type="float">
            <text:p>6,200.000</text:p>
          </table:table-cell>
          <table:table-cell table:style-name="ce1" table:formula="of:=INDIRECT(ADDRESS(ROW()*2;2))" office:value-type="float" office:value="617.514587402344" calcext:value-type="float">
            <text:p>617.515</text:p>
          </table:table-cell>
        </table:table-row>
        <table:table-row table:style-name="ro1">
          <table:table-cell/>
          <table:table-cell office:value-type="float" office:value="431.090240478516" calcext:value-type="float">
            <text:p>431.090</text:p>
          </table:table-cell>
          <table:table-cell table:style-name="ce2" table:formula="of:=INDIRECT(ADDRESS(ROW()*2-1;2))" office:value-type="float" office:value="6300" calcext:value-type="float">
            <text:p>6,300.000</text:p>
          </table:table-cell>
          <table:table-cell table:style-name="ce1" table:formula="of:=INDIRECT(ADDRESS(ROW()*2;2))" office:value-type="float" office:value="621.470764160156" calcext:value-type="float">
            <text:p>621.471</text:p>
          </table:table-cell>
        </table:table-row>
        <table:table-row table:style-name="ro1">
          <table:table-cell/>
          <table:table-cell office:value-type="float" office:value="2700" calcext:value-type="float">
            <text:p>2,700.000</text:p>
          </table:table-cell>
          <table:table-cell table:style-name="ce2" table:formula="of:=INDIRECT(ADDRESS(ROW()*2-1;2))" office:value-type="float" office:value="6400" calcext:value-type="float">
            <text:p>6,400.000</text:p>
          </table:table-cell>
          <table:table-cell table:style-name="ce1" table:formula="of:=INDIRECT(ADDRESS(ROW()*2;2))" office:value-type="float" office:value="625.369689941406" calcext:value-type="float">
            <text:p>625.370</text:p>
          </table:table-cell>
        </table:table-row>
        <table:table-row table:style-name="ro1">
          <table:table-cell/>
          <table:table-cell office:value-type="float" office:value="437.580627441406" calcext:value-type="float">
            <text:p>437.581</text:p>
          </table:table-cell>
          <table:table-cell table:style-name="ce2" table:formula="of:=INDIRECT(ADDRESS(ROW()*2-1;2))" office:value-type="float" office:value="6500" calcext:value-type="float">
            <text:p>6,500.000</text:p>
          </table:table-cell>
          <table:table-cell table:style-name="ce1" table:formula="of:=INDIRECT(ADDRESS(ROW()*2;2))" office:value-type="float" office:value="629.211853027344" calcext:value-type="float">
            <text:p>629.212</text:p>
          </table:table-cell>
        </table:table-row>
        <table:table-row table:style-name="ro1">
          <table:table-cell/>
          <table:table-cell office:value-type="float" office:value="2800" calcext:value-type="float">
            <text:p>2,800.000</text:p>
          </table:table-cell>
          <table:table-cell table:style-name="ce2" table:formula="of:=INDIRECT(ADDRESS(ROW()*2-1;2))" office:value-type="float" office:value="6600" calcext:value-type="float">
            <text:p>6,600.000</text:p>
          </table:table-cell>
          <table:table-cell table:style-name="ce1" table:formula="of:=INDIRECT(ADDRESS(ROW()*2;2))" office:value-type="float" office:value="632.998046875" calcext:value-type="float">
            <text:p>632.998</text:p>
          </table:table-cell>
        </table:table-row>
        <table:table-row table:style-name="ro1">
          <table:table-cell/>
          <table:table-cell office:value-type="float" office:value="443.987030029297" calcext:value-type="float">
            <text:p>443.987</text:p>
          </table:table-cell>
          <table:table-cell table:style-name="ce2" table:formula="of:=INDIRECT(ADDRESS(ROW()*2-1;2))" office:value-type="float" office:value="6700" calcext:value-type="float">
            <text:p>6,700.000</text:p>
          </table:table-cell>
          <table:table-cell table:style-name="ce1" table:formula="of:=INDIRECT(ADDRESS(ROW()*2;2))" office:value-type="float" office:value="636.728759765625" calcext:value-type="float">
            <text:p>636.729</text:p>
          </table:table-cell>
        </table:table-row>
        <table:table-row table:style-name="ro1">
          <table:table-cell/>
          <table:table-cell office:value-type="float" office:value="2900" calcext:value-type="float">
            <text:p>2,900.000</text:p>
          </table:table-cell>
          <table:table-cell table:style-name="ce2" table:formula="of:=INDIRECT(ADDRESS(ROW()*2-1;2))" office:value-type="float" office:value="6800" calcext:value-type="float">
            <text:p>6,800.000</text:p>
          </table:table-cell>
          <table:table-cell table:style-name="ce1" table:formula="of:=INDIRECT(ADDRESS(ROW()*2;2))" office:value-type="float" office:value="640.40478515625" calcext:value-type="float">
            <text:p>640.405</text:p>
          </table:table-cell>
        </table:table-row>
        <table:table-row table:style-name="ro1">
          <table:table-cell/>
          <table:table-cell office:value-type="float" office:value="450.310424804688" calcext:value-type="float">
            <text:p>450.310</text:p>
          </table:table-cell>
          <table:table-cell table:style-name="ce2" table:formula="of:=INDIRECT(ADDRESS(ROW()*2-1;2))" office:value-type="float" office:value="6900" calcext:value-type="float">
            <text:p>6,900.000</text:p>
          </table:table-cell>
          <table:table-cell table:style-name="ce1" table:formula="of:=INDIRECT(ADDRESS(ROW()*2;2))" office:value-type="float" office:value="644.026611328125" calcext:value-type="float">
            <text:p>644.027</text:p>
          </table:table-cell>
        </table:table-row>
        <table:table-row table:style-name="ro1">
          <table:table-cell/>
          <table:table-cell office:value-type="float" office:value="3000" calcext:value-type="float">
            <text:p>3,000.000</text:p>
          </table:table-cell>
          <table:table-cell table:style-name="ce2" table:formula="of:=INDIRECT(ADDRESS(ROW()*2-1;2))" office:value-type="float" office:value="7000" calcext:value-type="float">
            <text:p>7,000.000</text:p>
          </table:table-cell>
          <table:table-cell table:style-name="ce1" table:formula="of:=INDIRECT(ADDRESS(ROW()*2;2))" office:value-type="float" office:value="647.594970703125" calcext:value-type="float">
            <text:p>647.595</text:p>
          </table:table-cell>
        </table:table-row>
        <table:table-row table:style-name="ro1">
          <table:table-cell/>
          <table:table-cell office:value-type="float" office:value="456.551513671875" calcext:value-type="float">
            <text:p>456.552</text:p>
          </table:table-cell>
          <table:table-cell table:style-name="ce2" table:formula="of:=INDIRECT(ADDRESS(ROW()*2-1;2))" office:value-type="float" office:value="7100" calcext:value-type="float">
            <text:p>7,100.000</text:p>
          </table:table-cell>
          <table:table-cell table:style-name="ce1" table:formula="of:=INDIRECT(ADDRESS(ROW()*2;2))" office:value-type="float" office:value="651.1103515625" calcext:value-type="float">
            <text:p>651.110</text:p>
          </table:table-cell>
        </table:table-row>
        <table:table-row table:style-name="ro1">
          <table:table-cell/>
          <table:table-cell office:value-type="float" office:value="3100" calcext:value-type="float">
            <text:p>3,100.000</text:p>
          </table:table-cell>
          <table:table-cell table:style-name="ce2" table:formula="of:=INDIRECT(ADDRESS(ROW()*2-1;2))" office:value-type="float" office:value="7200" calcext:value-type="float">
            <text:p>7,200.000</text:p>
          </table:table-cell>
          <table:table-cell table:style-name="ce1" table:formula="of:=INDIRECT(ADDRESS(ROW()*2;2))" office:value-type="float" office:value="654.573486328125" calcext:value-type="float">
            <text:p>654.573</text:p>
          </table:table-cell>
        </table:table-row>
        <table:table-row table:style-name="ro1">
          <table:table-cell/>
          <table:table-cell office:value-type="float" office:value="462.711181640625" calcext:value-type="float">
            <text:p>462.711</text:p>
          </table:table-cell>
          <table:table-cell table:style-name="ce2" table:formula="of:=INDIRECT(ADDRESS(ROW()*2-1;2))" office:value-type="float" office:value="7300" calcext:value-type="float">
            <text:p>7,300.000</text:p>
          </table:table-cell>
          <table:table-cell table:style-name="ce1" table:formula="of:=INDIRECT(ADDRESS(ROW()*2;2))" office:value-type="float" office:value="657.98486328125" calcext:value-type="float">
            <text:p>657.985</text:p>
          </table:table-cell>
        </table:table-row>
        <table:table-row table:style-name="ro1">
          <table:table-cell/>
          <table:table-cell office:value-type="float" office:value="3200" calcext:value-type="float">
            <text:p>3,200.000</text:p>
          </table:table-cell>
          <table:table-cell table:style-name="ce2" table:formula="of:=INDIRECT(ADDRESS(ROW()*2-1;2))" office:value-type="float" office:value="7400" calcext:value-type="float">
            <text:p>7,400.000</text:p>
          </table:table-cell>
          <table:table-cell table:style-name="ce1" table:formula="of:=INDIRECT(ADDRESS(ROW()*2;2))" office:value-type="float" office:value="661.345031738281" calcext:value-type="float">
            <text:p>661.345</text:p>
          </table:table-cell>
        </table:table-row>
        <table:table-row table:style-name="ro1">
          <table:table-cell/>
          <table:table-cell office:value-type="float" office:value="468.790191650391" calcext:value-type="float">
            <text:p>468.790</text:p>
          </table:table-cell>
          <table:table-cell table:style-name="ce2" table:formula="of:=INDIRECT(ADDRESS(ROW()*2-1;2))" office:value-type="float" office:value="7500" calcext:value-type="float">
            <text:p>7,500.000</text:p>
          </table:table-cell>
          <table:table-cell table:style-name="ce1" table:formula="of:=INDIRECT(ADDRESS(ROW()*2;2))" office:value-type="float" office:value="664.654663085938" calcext:value-type="float">
            <text:p>664.655</text:p>
          </table:table-cell>
        </table:table-row>
        <table:table-row table:style-name="ro1">
          <table:table-cell/>
          <table:table-cell office:value-type="float" office:value="3300" calcext:value-type="float">
            <text:p>3,300.000</text:p>
          </table:table-cell>
          <table:table-cell table:style-name="ce2" table:formula="of:=INDIRECT(ADDRESS(ROW()*2-1;2))" office:value-type="float" office:value="7600" calcext:value-type="float">
            <text:p>7,600.000</text:p>
          </table:table-cell>
          <table:table-cell table:style-name="ce1" table:formula="of:=INDIRECT(ADDRESS(ROW()*2;2))" office:value-type="float" office:value="667.914367675781" calcext:value-type="float">
            <text:p>667.914</text:p>
          </table:table-cell>
        </table:table-row>
        <table:table-row table:style-name="ro1">
          <table:table-cell/>
          <table:table-cell office:value-type="float" office:value="474.789398193359" calcext:value-type="float">
            <text:p>474.789</text:p>
          </table:table-cell>
          <table:table-cell table:style-name="ce2" table:formula="of:=INDIRECT(ADDRESS(ROW()*2-1;2))" office:value-type="float" office:value="7700" calcext:value-type="float">
            <text:p>7,700.000</text:p>
          </table:table-cell>
          <table:table-cell table:style-name="ce1" table:formula="of:=INDIRECT(ADDRESS(ROW()*2;2))" office:value-type="float" office:value="671.124694824219" calcext:value-type="float">
            <text:p>671.125</text:p>
          </table:table-cell>
        </table:table-row>
        <table:table-row table:style-name="ro1">
          <table:table-cell/>
          <table:table-cell office:value-type="float" office:value="3400" calcext:value-type="float">
            <text:p>3,400.000</text:p>
          </table:table-cell>
          <table:table-cell table:style-name="ce2" table:formula="of:=INDIRECT(ADDRESS(ROW()*2-1;2))" office:value-type="float" office:value="7800" calcext:value-type="float">
            <text:p>7,800.000</text:p>
          </table:table-cell>
          <table:table-cell table:style-name="ce1" table:formula="of:=INDIRECT(ADDRESS(ROW()*2;2))" office:value-type="float" office:value="674.286254882813" calcext:value-type="float">
            <text:p>674.286</text:p>
          </table:table-cell>
        </table:table-row>
        <table:table-row table:style-name="ro1">
          <table:table-cell/>
          <table:table-cell office:value-type="float" office:value="480.709686279297" calcext:value-type="float">
            <text:p>480.710</text:p>
          </table:table-cell>
          <table:table-cell table:style-name="ce2" table:formula="of:=INDIRECT(ADDRESS(ROW()*2-1;2))" office:value-type="float" office:value="7900" calcext:value-type="float">
            <text:p>7,900.000</text:p>
          </table:table-cell>
          <table:table-cell table:style-name="ce1" table:formula="of:=INDIRECT(ADDRESS(ROW()*2;2))" office:value-type="float" office:value="677.399597167969" calcext:value-type="float">
            <text:p>677.400</text:p>
          </table:table-cell>
        </table:table-row>
        <table:table-row table:style-name="ro1">
          <table:table-cell/>
          <table:table-cell office:value-type="float" office:value="3500" calcext:value-type="float">
            <text:p>3,500.000</text:p>
          </table:table-cell>
          <table:table-cell table:style-name="ce2" table:formula="of:=INDIRECT(ADDRESS(ROW()*2-1;2))" office:value-type="float" office:value="8000" calcext:value-type="float">
            <text:p>8,000.000</text:p>
          </table:table-cell>
          <table:table-cell table:style-name="ce1" table:formula="of:=INDIRECT(ADDRESS(ROW()*2;2))" office:value-type="float" office:value="680.465270996094" calcext:value-type="float">
            <text:p>680.465</text:p>
          </table:table-cell>
        </table:table-row>
        <table:table-row table:style-name="ro1">
          <table:table-cell/>
          <table:table-cell office:value-type="float" office:value="486.5517578125" calcext:value-type="float">
            <text:p>486.552</text:p>
          </table:table-cell>
          <table:table-cell table:style-name="ce2" table:formula="of:=INDIRECT(ADDRESS(ROW()*2-1;2))" office:value-type="float" office:value="8100" calcext:value-type="float">
            <text:p>8,100.000</text:p>
          </table:table-cell>
          <table:table-cell table:style-name="ce1" table:formula="of:=INDIRECT(ADDRESS(ROW()*2;2))" office:value-type="float" office:value="683.483947753906" calcext:value-type="float">
            <text:p>683.484</text:p>
          </table:table-cell>
        </table:table-row>
        <table:table-row table:style-name="ro1">
          <table:table-cell/>
          <table:table-cell office:value-type="float" office:value="3600" calcext:value-type="float">
            <text:p>3,600.000</text:p>
          </table:table-cell>
          <table:table-cell table:style-name="ce2" table:formula="of:=INDIRECT(ADDRESS(ROW()*2-1;2))" office:value-type="float" office:value="8200" calcext:value-type="float">
            <text:p>8,200.000</text:p>
          </table:table-cell>
          <table:table-cell table:style-name="ce1" table:formula="of:=INDIRECT(ADDRESS(ROW()*2;2))" office:value-type="float" office:value="686.4560546875" calcext:value-type="float">
            <text:p>686.456</text:p>
          </table:table-cell>
        </table:table-row>
        <table:table-row table:style-name="ro1">
          <table:table-cell/>
          <table:table-cell office:value-type="float" office:value="492.316436767578" calcext:value-type="float">
            <text:p>492.316</text:p>
          </table:table-cell>
          <table:table-cell table:style-name="ce2" table:formula="of:=INDIRECT(ADDRESS(ROW()*2-1;2))" office:value-type="float" office:value="8300" calcext:value-type="float">
            <text:p>8,300.000</text:p>
          </table:table-cell>
          <table:table-cell table:style-name="ce1" table:formula="of:=INDIRECT(ADDRESS(ROW()*2;2))" office:value-type="float" office:value="689.382141113281" calcext:value-type="float">
            <text:p>689.382</text:p>
          </table:table-cell>
        </table:table-row>
        <table:table-row table:style-name="ro1">
          <table:table-cell/>
          <table:table-cell office:value-type="float" office:value="3700" calcext:value-type="float">
            <text:p>3,700.000</text:p>
          </table:table-cell>
          <table:table-cell table:style-name="ce2" table:formula="of:=INDIRECT(ADDRESS(ROW()*2-1;2))" office:value-type="float" office:value="8400" calcext:value-type="float">
            <text:p>8,400.000</text:p>
          </table:table-cell>
          <table:table-cell table:style-name="ce1" table:formula="of:=INDIRECT(ADDRESS(ROW()*2;2))" office:value-type="float" office:value="692.262817382813" calcext:value-type="float">
            <text:p>692.263</text:p>
          </table:table-cell>
        </table:table-row>
        <table:table-row table:style-name="ro1">
          <table:table-cell/>
          <table:table-cell office:value-type="float" office:value="498.004547119141" calcext:value-type="float">
            <text:p>498.005</text:p>
          </table:table-cell>
          <table:table-cell table:style-name="ce2" table:formula="of:=INDIRECT(ADDRESS(ROW()*2-1;2))" office:value-type="float" office:value="8500" calcext:value-type="float">
            <text:p>8,500.000</text:p>
          </table:table-cell>
          <table:table-cell table:style-name="ce1" table:formula="of:=INDIRECT(ADDRESS(ROW()*2;2))" office:value-type="float" office:value="695.098571777344" calcext:value-type="float">
            <text:p>695.099</text:p>
          </table:table-cell>
        </table:table-row>
        <table:table-row table:style-name="ro1">
          <table:table-cell/>
          <table:table-cell office:value-type="float" office:value="3800" calcext:value-type="float">
            <text:p>3,800.000</text:p>
          </table:table-cell>
          <table:table-cell table:style-name="ce2" table:formula="of:=INDIRECT(ADDRESS(ROW()*2-1;2))" office:value-type="float" office:value="8600" calcext:value-type="float">
            <text:p>8,600.000</text:p>
          </table:table-cell>
          <table:table-cell table:style-name="ce1" table:formula="of:=INDIRECT(ADDRESS(ROW()*2;2))" office:value-type="float" office:value="697.890014648438" calcext:value-type="float">
            <text:p>697.890</text:p>
          </table:table-cell>
        </table:table-row>
        <table:table-row table:style-name="ro1">
          <table:table-cell/>
          <table:table-cell office:value-type="float" office:value="503.616882324219" calcext:value-type="float">
            <text:p>503.617</text:p>
          </table:table-cell>
          <table:table-cell table:style-name="ce2" table:formula="of:=INDIRECT(ADDRESS(ROW()*2-1;2))" office:value-type="float" office:value="8700" calcext:value-type="float">
            <text:p>8,700.000</text:p>
          </table:table-cell>
          <table:table-cell table:style-name="ce1" table:formula="of:=INDIRECT(ADDRESS(ROW()*2;2))" office:value-type="float" office:value="700.637573242188" calcext:value-type="float">
            <text:p>700.638</text:p>
          </table:table-cell>
        </table:table-row>
        <table:table-row table:style-name="ro1">
          <table:table-cell/>
          <table:table-cell office:value-type="float" office:value="3900" calcext:value-type="float">
            <text:p>3,900.000</text:p>
          </table:table-cell>
          <table:table-cell table:style-name="ce2" table:formula="of:=INDIRECT(ADDRESS(ROW()*2-1;2))" office:value-type="float" office:value="8800" calcext:value-type="float">
            <text:p>8,800.000</text:p>
          </table:table-cell>
          <table:table-cell table:style-name="ce1" table:formula="of:=INDIRECT(ADDRESS(ROW()*2;2))" office:value-type="float" office:value="703.341918945312" calcext:value-type="float">
            <text:p>703.342</text:p>
          </table:table-cell>
        </table:table-row>
        <table:table-row table:style-name="ro1">
          <table:table-cell/>
          <table:table-cell office:value-type="float" office:value="509.154174804688" calcext:value-type="float">
            <text:p>509.154</text:p>
          </table:table-cell>
          <table:table-cell table:style-name="ce2" table:formula="of:=INDIRECT(ADDRESS(ROW()*2-1;2))" office:value-type="float" office:value="8900" calcext:value-type="float">
            <text:p>8,900.000</text:p>
          </table:table-cell>
          <table:table-cell table:style-name="ce1" table:formula="of:=INDIRECT(ADDRESS(ROW()*2;2))" office:value-type="float" office:value="706.000122070313" calcext:value-type="float">
            <text:p>706.000</text:p>
          </table:table-cell>
        </table:table-row>
        <table:table-row table:style-name="ro1">
          <table:table-cell/>
          <table:table-cell office:value-type="float" office:value="4000" calcext:value-type="float">
            <text:p>4,000.000</text:p>
          </table:table-cell>
          <table:table-cell table:style-name="ce2" table:formula="of:=INDIRECT(ADDRESS(ROW()*2-1;2))" office:value-type="float" office:value="9000" calcext:value-type="float">
            <text:p>9,000.000</text:p>
          </table:table-cell>
          <table:table-cell table:style-name="ce1" table:formula="of:=INDIRECT(ADDRESS(ROW()*2;2))" office:value-type="float" office:value="708.607055664062" calcext:value-type="float">
            <text:p>708.607</text:p>
          </table:table-cell>
        </table:table-row>
        <table:table-row table:style-name="ro1">
          <table:table-cell/>
          <table:table-cell office:value-type="float" office:value="514.617309570312" calcext:value-type="float">
            <text:p>514.617</text:p>
          </table:table-cell>
          <table:table-cell table:style-name="ce2" table:formula="of:=INDIRECT(ADDRESS(ROW()*2-1;2))" office:value-type="float" office:value="9100" calcext:value-type="float">
            <text:p>9,100.000</text:p>
          </table:table-cell>
          <table:table-cell table:style-name="ce1" table:formula="of:=INDIRECT(ADDRESS(ROW()*2;2))" office:value-type="float" office:value="711.163452148438" calcext:value-type="float">
            <text:p>711.163</text:p>
          </table:table-cell>
        </table:table-row>
        <table:table-row table:style-name="ro1">
          <table:table-cell/>
          <table:table-cell office:value-type="float" office:value="4100" calcext:value-type="float">
            <text:p>4,100.000</text:p>
          </table:table-cell>
          <table:table-cell table:style-name="ce2" table:formula="of:=INDIRECT(ADDRESS(ROW()*2-1;2))" office:value-type="float" office:value="9200" calcext:value-type="float">
            <text:p>9,200.000</text:p>
          </table:table-cell>
          <table:table-cell table:style-name="ce1" table:formula="of:=INDIRECT(ADDRESS(ROW()*2;2))" office:value-type="float" office:value="713.670227050781" calcext:value-type="float">
            <text:p>713.670</text:p>
          </table:table-cell>
        </table:table-row>
        <table:table-row table:style-name="ro1">
          <table:table-cell/>
          <table:table-cell office:value-type="float" office:value="520.0068359375" calcext:value-type="float">
            <text:p>520.007</text:p>
          </table:table-cell>
          <table:table-cell table:style-name="ce2" table:formula="of:=INDIRECT(ADDRESS(ROW()*2-1;2))" office:value-type="float" office:value="9300" calcext:value-type="float">
            <text:p>9,300.000</text:p>
          </table:table-cell>
          <table:table-cell table:style-name="ce1" table:formula="of:=INDIRECT(ADDRESS(ROW()*2;2))" office:value-type="float" office:value="716.128173828125" calcext:value-type="float">
            <text:p>716.128</text:p>
          </table:table-cell>
        </table:table-row>
        <table:table-row table:style-name="ro1">
          <table:table-cell/>
          <table:table-cell office:value-type="float" office:value="4200" calcext:value-type="float">
            <text:p>4,200.000</text:p>
          </table:table-cell>
          <table:table-cell table:style-name="ce2" table:formula="of:=INDIRECT(ADDRESS(ROW()*2-1;2))" office:value-type="float" office:value="9400" calcext:value-type="float">
            <text:p>9,400.000</text:p>
          </table:table-cell>
          <table:table-cell table:style-name="ce1" table:formula="of:=INDIRECT(ADDRESS(ROW()*2;2))" office:value-type="float" office:value="718.538208007813" calcext:value-type="float">
            <text:p>718.538</text:p>
          </table:table-cell>
        </table:table-row>
        <table:table-row table:style-name="ro1">
          <table:table-cell/>
          <table:table-cell office:value-type="float" office:value="525.323608398438" calcext:value-type="float">
            <text:p>525.324</text:p>
          </table:table-cell>
          <table:table-cell table:style-name="ce2" table:formula="of:=INDIRECT(ADDRESS(ROW()*2-1;2))" office:value-type="float" office:value="9500" calcext:value-type="float">
            <text:p>9,500.000</text:p>
          </table:table-cell>
          <table:table-cell table:style-name="ce1" table:formula="of:=INDIRECT(ADDRESS(ROW()*2;2))" office:value-type="float" office:value="720.901123046875" calcext:value-type="float">
            <text:p>720.901</text:p>
          </table:table-cell>
        </table:table-row>
        <table:table-row table:style-name="ro1">
          <table:table-cell/>
          <table:table-cell office:value-type="float" office:value="4300" calcext:value-type="float">
            <text:p>4,300.000</text:p>
          </table:table-cell>
          <table:table-cell table:style-name="ce2" table:formula="of:=INDIRECT(ADDRESS(ROW()*2-1;2))" office:value-type="float" office:value="9600" calcext:value-type="float">
            <text:p>9,600.000</text:p>
          </table:table-cell>
          <table:table-cell table:style-name="ce1" table:formula="of:=INDIRECT(ADDRESS(ROW()*2;2))" office:value-type="float" office:value="723.217834472656" calcext:value-type="float">
            <text:p>723.218</text:p>
          </table:table-cell>
        </table:table-row>
        <table:table-row table:style-name="ro1">
          <table:table-cell/>
          <table:table-cell office:value-type="float" office:value="530.568481445313" calcext:value-type="float">
            <text:p>530.568</text:p>
          </table:table-cell>
          <table:table-cell table:style-name="ce2" table:formula="of:=INDIRECT(ADDRESS(ROW()*2-1;2))" office:value-type="float" office:value="9700" calcext:value-type="float">
            <text:p>9,700.000</text:p>
          </table:table-cell>
          <table:table-cell table:style-name="ce1" table:formula="of:=INDIRECT(ADDRESS(ROW()*2;2))" office:value-type="float" office:value="725.489135742188" calcext:value-type="float">
            <text:p>725.489</text:p>
          </table:table-cell>
        </table:table-row>
        <table:table-row table:style-name="ro1">
          <table:table-cell/>
          <table:table-cell office:value-type="float" office:value="4400" calcext:value-type="float">
            <text:p>4,400.000</text:p>
          </table:table-cell>
          <table:table-cell table:style-name="ce2" table:formula="of:=INDIRECT(ADDRESS(ROW()*2-1;2))" office:value-type="float" office:value="9800" calcext:value-type="float">
            <text:p>9,800.000</text:p>
          </table:table-cell>
          <table:table-cell table:style-name="ce1" table:formula="of:=INDIRECT(ADDRESS(ROW()*2;2))" office:value-type="float" office:value="727.715942382813" calcext:value-type="float">
            <text:p>727.716</text:p>
          </table:table-cell>
        </table:table-row>
        <table:table-row table:style-name="ro1">
          <table:table-cell/>
          <table:table-cell office:value-type="float" office:value="535.742065429688" calcext:value-type="float">
            <text:p>535.742</text:p>
          </table:table-cell>
          <table:table-cell table:style-name="ce2" table:formula="of:=INDIRECT(ADDRESS(ROW()*2-1;2))" office:value-type="float" office:value="9900" calcext:value-type="float">
            <text:p>9,900.000</text:p>
          </table:table-cell>
          <table:table-cell table:style-name="ce1" table:formula="of:=INDIRECT(ADDRESS(ROW()*2;2))" office:value-type="float" office:value="729.899108886719" calcext:value-type="float">
            <text:p>729.899</text:p>
          </table:table-cell>
        </table:table-row>
        <table:table-row table:style-name="ro1">
          <table:table-cell/>
          <table:table-cell office:value-type="float" office:value="4500" calcext:value-type="float">
            <text:p>4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0.84521484375" calcext:value-type="float">
            <text:p>540.84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600" calcext:value-type="float">
            <text:p>4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5.878662109375" calcext:value-type="float">
            <text:p>545.87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700" calcext:value-type="float">
            <text:p>4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0.843078613281" calcext:value-type="float">
            <text:p>550.84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800" calcext:value-type="float">
            <text:p>4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5.7392578125" calcext:value-type="float">
            <text:p>555.73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900" calcext:value-type="float">
            <text:p>4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0.567993164063" calcext:value-type="float">
            <text:p>560.56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000" calcext:value-type="float">
            <text:p>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5.329833984375" calcext:value-type="float">
            <text:p>565.33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100" calcext:value-type="float">
            <text:p>5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0.025634765625" calcext:value-type="float">
            <text:p>570.02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200" calcext:value-type="float">
            <text:p>5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4.656005859375" calcext:value-type="float">
            <text:p>574.65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300" calcext:value-type="float">
            <text:p>5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9.2216796875" calcext:value-type="float">
            <text:p>579.22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00" calcext:value-type="float">
            <text:p>5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3.723266601563" calcext:value-type="float">
            <text:p>583.72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00" calcext:value-type="float">
            <text:p>5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8.161560058594" calcext:value-type="float">
            <text:p>588.16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00" calcext:value-type="float">
            <text:p>5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2.537292480469" calcext:value-type="float">
            <text:p>592.53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00" calcext:value-type="float">
            <text:p>5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6.85107421875" calcext:value-type="float">
            <text:p>596.85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00" calcext:value-type="float">
            <text:p>5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1.103637695313" calcext:value-type="float">
            <text:p>601.10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00" calcext:value-type="float">
            <text:p>5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5.295532226563" calcext:value-type="float">
            <text:p>605.29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00" calcext:value-type="float">
            <text:p>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9.427612304688" calcext:value-type="float">
            <text:p>609.4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00" calcext:value-type="float">
            <text:p>6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3.500366210937" calcext:value-type="float">
            <text:p>613.5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00" calcext:value-type="float">
            <text:p>6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7.514587402344" calcext:value-type="float">
            <text:p>617.51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00" calcext:value-type="float">
            <text:p>6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1.470764160156" calcext:value-type="float">
            <text:p>621.47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00" calcext:value-type="float">
            <text:p>6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5.369689941406" calcext:value-type="float">
            <text:p>625.37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00" calcext:value-type="float">
            <text:p>6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9.211853027344" calcext:value-type="float">
            <text:p>629.21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00" calcext:value-type="float">
            <text:p>6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2.998046875" calcext:value-type="float">
            <text:p>632.99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00" calcext:value-type="float">
            <text:p>6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6.728759765625" calcext:value-type="float">
            <text:p>636.72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00" calcext:value-type="float">
            <text:p>6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0.40478515625" calcext:value-type="float">
            <text:p>640.4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00" calcext:value-type="float">
            <text:p>6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4.026611328125" calcext:value-type="float">
            <text:p>644.02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00" calcext:value-type="float">
            <text:p>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7.594970703125" calcext:value-type="float">
            <text:p>647.59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00" calcext:value-type="float">
            <text:p>7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1.1103515625" calcext:value-type="float">
            <text:p>651.11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00" calcext:value-type="float">
            <text:p>7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4.573486328125" calcext:value-type="float">
            <text:p>654.57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300" calcext:value-type="float">
            <text:p>7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7.98486328125" calcext:value-type="float">
            <text:p>657.98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400" calcext:value-type="float">
            <text:p>7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1.345031738281" calcext:value-type="float">
            <text:p>661.34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500" calcext:value-type="float">
            <text:p>7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4.654663085938" calcext:value-type="float">
            <text:p>664.65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600" calcext:value-type="float">
            <text:p>7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7.914367675781" calcext:value-type="float">
            <text:p>667.91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700" calcext:value-type="float">
            <text:p>7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1.124694824219" calcext:value-type="float">
            <text:p>671.12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800" calcext:value-type="float">
            <text:p>7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4.286254882813" calcext:value-type="float">
            <text:p>674.28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900" calcext:value-type="float">
            <text:p>7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7.399597167969" calcext:value-type="float">
            <text:p>677.4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000" calcext:value-type="float">
            <text:p>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0.465270996094" calcext:value-type="float">
            <text:p>680.46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100" calcext:value-type="float">
            <text:p>8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3.483947753906" calcext:value-type="float">
            <text:p>683.48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200" calcext:value-type="float">
            <text:p>8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6.4560546875" calcext:value-type="float">
            <text:p>686.45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300" calcext:value-type="float">
            <text:p>8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9.382141113281" calcext:value-type="float">
            <text:p>689.38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400" calcext:value-type="float">
            <text:p>8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2.262817382813" calcext:value-type="float">
            <text:p>692.26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500" calcext:value-type="float">
            <text:p>8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5.098571777344" calcext:value-type="float">
            <text:p>695.0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600" calcext:value-type="float">
            <text:p>8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7.890014648438" calcext:value-type="float">
            <text:p>697.89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700" calcext:value-type="float">
            <text:p>8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0.637573242188" calcext:value-type="float">
            <text:p>700.63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800" calcext:value-type="float">
            <text:p>8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3.341918945312" calcext:value-type="float">
            <text:p>703.34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900" calcext:value-type="float">
            <text:p>8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6.000122070313" calcext:value-type="float">
            <text:p>706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000" calcext:value-type="float">
            <text:p>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8.607055664062" calcext:value-type="float">
            <text:p>708.60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100" calcext:value-type="float">
            <text:p>9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1.163452148438" calcext:value-type="float">
            <text:p>711.16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200" calcext:value-type="float">
            <text:p>9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3.670227050781" calcext:value-type="float">
            <text:p>713.67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300" calcext:value-type="float">
            <text:p>9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6.128173828125" calcext:value-type="float">
            <text:p>716.1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400" calcext:value-type="float">
            <text:p>9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8.538208007813" calcext:value-type="float">
            <text:p>718.53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500" calcext:value-type="float">
            <text:p>9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0.901123046875" calcext:value-type="float">
            <text:p>720.90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600" calcext:value-type="float">
            <text:p>9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3.217834472656" calcext:value-type="float">
            <text:p>723.21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700" calcext:value-type="float">
            <text:p>9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5.489135742188" calcext:value-type="float">
            <text:p>725.48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800" calcext:value-type="float">
            <text:p>9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7.715942382813" calcext:value-type="float">
            <text:p>727.71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900" calcext:value-type="float">
            <text:p>9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9.899108886719" calcext:value-type="float">
            <text:p>729.899</text:p>
          </table:table-cell>
          <table:table-cell table:style-name="ce2"/>
          <table:table-cell table:style-name="ce1"/>
        </table:table-row>
        <table:table-row table:style-name="ro1" table:number-rows-repeated="10483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728.79pt" svg:height="462.02pt" svg:x="350.79pt" svg:y="9.75pt">
            <draw:object draw:notify-on-update-of-ranges="Sheet3.A1:Sheet3.A74 Sheet3.B1:Sheet3.B74 Sheet3.A1:Sheet3.A74 Sheet3.C1:Sheet3.C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  <table:table-cell table:formula="of:=[.B1]/[.C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4" calcext:value-type="float">
            <text:p>50.999938964844</text:p>
          </table:table-cell>
          <table:table-cell table:formula="of:=[.B2]/[.C2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4" calcext:value-type="float">
            <text:p>50.999938964844</text:p>
          </table:table-cell>
          <table:table-cell table:formula="of:=[.B3]/[.C3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4]-[.B4]" office:value-type="float" office:value="-28.2646789550779" calcext:value-type="float">
            <text:p>-28.2646789550779</text:p>
          </table:table-cell>
          <table:table-cell table:formula="of:=[.B4]/[.C4]" office:value-type="float" office:value="1.0985308831563" calcext:value-type="float">
            <text:p>1.09853088315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5]-[.B5]" office:value-type="float" office:value="-98.2988281250004" calcext:value-type="float">
            <text:p>-98.2988281250004</text:p>
          </table:table-cell>
          <table:table-cell table:formula="of:=[.B5]/[.C5]" office:value-type="float" office:value="1.3365940555033" calcext:value-type="float">
            <text:p>1.33659405550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6]-[.B6]" office:value-type="float" office:value="-159.952880859375" calcext:value-type="float">
            <text:p>-159.952880859375</text:p>
          </table:table-cell>
          <table:table-cell table:formula="of:=[.B6]/[.C6]" office:value-type="float" office:value="1.53929068837108" calcext:value-type="float">
            <text:p>1.53929068837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7]-[.B7]" office:value-type="float" office:value="-214.020721435546" calcext:value-type="float">
            <text:p>-214.020721435546</text:p>
          </table:table-cell>
          <table:table-cell table:formula="of:=[.B7]/[.C7]" office:value-type="float" office:value="1.71198652906731" calcext:value-type="float">
            <text:p>1.711986529067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8]-[.B8]" office:value-type="float" office:value="-261.241546630859" calcext:value-type="float">
            <text:p>-261.241546630859</text:p>
          </table:table-cell>
          <table:table-cell table:formula="of:=[.B8]/[.C8]" office:value-type="float" office:value="1.85909769463483" calcext:value-type="float">
            <text:p>1.859097694634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9]-[.B9]" office:value-type="float" office:value="-302.303100585938" calcext:value-type="float">
            <text:p>-302.303100585938</text:p>
          </table:table-cell>
          <table:table-cell table:formula="of:=[.B9]/[.C9]" office:value-type="float" office:value="1.98430144469476" calcext:value-type="float">
            <text:p>1.984301444694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formula="of:=[.C10]-[.B10]" office:value-type="float" office:value="-337.842529296875" calcext:value-type="float">
            <text:p>-337.842529296875</text:p>
          </table:table-cell>
          <table:table-cell table:formula="of:=[.B10]/[.C10]" office:value-type="float" office:value="2.0906856061024" calcext:value-type="float">
            <text:p>2.09068560610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formula="of:=[.C11]-[.B11]" office:value-type="float" office:value="-368.449615478516" calcext:value-type="float">
            <text:p>-368.449615478516</text:p>
          </table:table-cell>
          <table:table-cell table:formula="of:=[.B11]/[.C11]" office:value-type="float" office:value="2.18086900116382" calcext:value-type="float">
            <text:p>2.1808690011638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formula="of:=[.C12]-[.B12]" office:value-type="float" office:value="-394.653778076171" calcext:value-type="float">
            <text:p>-394.653778076171</text:p>
          </table:table-cell>
          <table:table-cell table:formula="of:=[.B12]/[.C12]" office:value-type="float" office:value="2.25704621116971" calcext:value-type="float">
            <text:p>2.257046211169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2.039489746094" calcext:value-type="float">
            <text:p>732.039489746094</text:p>
          </table:table-cell>
          <table:table-cell office:value-type="float" office:value="315.566650390625" calcext:value-type="float">
            <text:p>315.566650390625</text:p>
          </table:table-cell>
          <table:table-cell table:formula="of:=[.C13]-[.B13]" office:value-type="float" office:value="-416.472839355469" calcext:value-type="float">
            <text:p>-416.472839355469</text:p>
          </table:table-cell>
          <table:table-cell table:formula="of:=[.B13]/[.C13]" office:value-type="float" office:value="2.31976189131499" calcext:value-type="float">
            <text:p>2.319761891314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51.277221679688" calcext:value-type="float">
            <text:p>751.277221679688</text:p>
          </table:table-cell>
          <table:table-cell office:value-type="float" office:value="316.891204833984" calcext:value-type="float">
            <text:p>316.891204833984</text:p>
          </table:table-cell>
          <table:table-cell table:formula="of:=[.C14]-[.B14]" office:value-type="float" office:value="-434.386016845704" calcext:value-type="float">
            <text:p>-434.386016845704</text:p>
          </table:table-cell>
          <table:table-cell table:formula="of:=[.B14]/[.C14]" office:value-type="float" office:value="2.37077334498215" calcext:value-type="float">
            <text:p>2.3707733449821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67.084899902344" calcext:value-type="float">
            <text:p>767.084899902344</text:p>
          </table:table-cell>
          <table:table-cell office:value-type="float" office:value="317.979614257812" calcext:value-type="float">
            <text:p>317.979614257812</text:p>
          </table:table-cell>
          <table:table-cell table:formula="of:=[.C15]-[.B15]" office:value-type="float" office:value="-449.105285644531" calcext:value-type="float">
            <text:p>-449.105285644531</text:p>
          </table:table-cell>
          <table:table-cell table:formula="of:=[.B15]/[.C15]" office:value-type="float" office:value="2.41237131409438" calcext:value-type="float">
            <text:p>2.4123713140943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80.072204589844" calcext:value-type="float">
            <text:p>780.072204589844</text:p>
          </table:table-cell>
          <table:table-cell office:value-type="float" office:value="318.873809814453" calcext:value-type="float">
            <text:p>318.873809814453</text:p>
          </table:table-cell>
          <table:table-cell table:formula="of:=[.C16]-[.B16]" office:value-type="float" office:value="-461.198394775391" calcext:value-type="float">
            <text:p>-461.198394775391</text:p>
          </table:table-cell>
          <table:table-cell table:formula="of:=[.B16]/[.C16]" office:value-type="float" office:value="2.4463351350296" calcext:value-type="float">
            <text:p>2.446335135029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90.749145507813" calcext:value-type="float">
            <text:p>790.749145507813</text:p>
          </table:table-cell>
          <table:table-cell office:value-type="float" office:value="319.608947753906" calcext:value-type="float">
            <text:p>319.608947753906</text:p>
          </table:table-cell>
          <table:table-cell table:formula="of:=[.C17]-[.B17]" office:value-type="float" office:value="-471.140197753907" calcext:value-type="float">
            <text:p>-471.140197753907</text:p>
          </table:table-cell>
          <table:table-cell table:formula="of:=[.B17]/[.C17]" office:value-type="float" office:value="2.47411454236468" calcext:value-type="float">
            <text:p>2.4741145423646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99.531005859375" calcext:value-type="float">
            <text:p>799.531005859375</text:p>
          </table:table-cell>
          <table:table-cell office:value-type="float" office:value="320.213623046875" calcext:value-type="float">
            <text:p>320.213623046875</text:p>
          </table:table-cell>
          <table:table-cell table:formula="of:=[.C18]-[.B18]" office:value-type="float" office:value="-479.3173828125" calcext:value-type="float">
            <text:p>-479.3173828125</text:p>
          </table:table-cell>
          <table:table-cell table:formula="of:=[.B18]/[.C18]" office:value-type="float" office:value="2.49686755438988" calcext:value-type="float">
            <text:p>2.4968675543898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06.722839355469" calcext:value-type="float">
            <text:p>806.722839355469</text:p>
          </table:table-cell>
          <table:table-cell office:value-type="float" office:value="320.708801269531" calcext:value-type="float">
            <text:p>320.708801269531</text:p>
          </table:table-cell>
          <table:table-cell table:formula="of:=[.C19]-[.B19]" office:value-type="float" office:value="-486.014038085938" calcext:value-type="float">
            <text:p>-486.014038085938</text:p>
          </table:table-cell>
          <table:table-cell table:formula="of:=[.B19]/[.C19]" office:value-type="float" office:value="2.51543716967555" calcext:value-type="float">
            <text:p>2.515437169675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12.622009277344" calcext:value-type="float">
            <text:p>812.622009277344</text:p>
          </table:table-cell>
          <table:table-cell office:value-type="float" office:value="321.114959716797" calcext:value-type="float">
            <text:p>321.114959716797</text:p>
          </table:table-cell>
          <table:table-cell table:formula="of:=[.C20]-[.B20]" office:value-type="float" office:value="-491.507049560547" calcext:value-type="float">
            <text:p>-491.507049560547</text:p>
          </table:table-cell>
          <table:table-cell table:formula="of:=[.B20]/[.C20]" office:value-type="float" office:value="2.53062644603673" calcext:value-type="float">
            <text:p>2.5306264460367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7.474853515625" calcext:value-type="float">
            <text:p>817.474853515625</text:p>
          </table:table-cell>
          <table:table-cell office:value-type="float" office:value="321.449096679687" calcext:value-type="float">
            <text:p>321.449096679687</text:p>
          </table:table-cell>
          <table:table-cell table:formula="of:=[.C21]-[.B21]" office:value-type="float" office:value="-496.025756835938" calcext:value-type="float">
            <text:p>-496.025756835938</text:p>
          </table:table-cell>
          <table:table-cell table:formula="of:=[.B21]/[.C21]" office:value-type="float" office:value="2.54309270724195" calcext:value-type="float">
            <text:p>2.543092707241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21.441040039062" calcext:value-type="float">
            <text:p>821.441040039062</text:p>
          </table:table-cell>
          <table:table-cell office:value-type="float" office:value="321.72216796875" calcext:value-type="float">
            <text:p>321.72216796875</text:p>
          </table:table-cell>
          <table:table-cell table:formula="of:=[.C22]-[.B22]" office:value-type="float" office:value="-499.718872070312" calcext:value-type="float">
            <text:p>-499.718872070312</text:p>
          </table:table-cell>
          <table:table-cell table:formula="of:=[.B22]/[.C22]" office:value-type="float" office:value="2.55326216786793" calcext:value-type="float">
            <text:p>2.553262167867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24.671691894531" calcext:value-type="float">
            <text:p>824.671691894531</text:p>
          </table:table-cell>
          <table:table-cell office:value-type="float" office:value="321.944610595703" calcext:value-type="float">
            <text:p>321.944610595703</text:p>
          </table:table-cell>
          <table:table-cell table:formula="of:=[.C23]-[.B23]" office:value-type="float" office:value="-502.727081298828" calcext:value-type="float">
            <text:p>-502.727081298828</text:p>
          </table:table-cell>
          <table:table-cell table:formula="of:=[.B23]/[.C23]" office:value-type="float" office:value="2.56153283749219" calcext:value-type="float">
            <text:p>2.5615328374921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27.318176269531" calcext:value-type="float">
            <text:p>827.318176269531</text:p>
          </table:table-cell>
          <table:table-cell office:value-type="float" office:value="322.126831054688" calcext:value-type="float">
            <text:p>322.126831054688</text:p>
          </table:table-cell>
          <table:table-cell table:formula="of:=[.C24]-[.B24]" office:value-type="float" office:value="-505.191345214844" calcext:value-type="float">
            <text:p>-505.191345214844</text:p>
          </table:table-cell>
          <table:table-cell table:formula="of:=[.B24]/[.C24]" office:value-type="float" office:value="2.56829949110659" calcext:value-type="float">
            <text:p>2.5682994911065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29.516784667969" calcext:value-type="float">
            <text:p>829.516784667969</text:p>
          </table:table-cell>
          <table:table-cell office:value-type="float" office:value="322.278198242187" calcext:value-type="float">
            <text:p>322.278198242187</text:p>
          </table:table-cell>
          <table:table-cell table:formula="of:=[.C25]-[.B25]" office:value-type="float" office:value="-507.238586425781" calcext:value-type="float">
            <text:p>-507.238586425781</text:p>
          </table:table-cell>
          <table:table-cell table:formula="of:=[.B25]/[.C25]" office:value-type="float" office:value="2.57391529800163" calcext:value-type="float">
            <text:p>2.5739152980016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31.336608886719" calcext:value-type="float">
            <text:p>831.336608886719</text:p>
          </table:table-cell>
          <table:table-cell office:value-type="float" office:value="322.403503417969" calcext:value-type="float">
            <text:p>322.403503417969</text:p>
          </table:table-cell>
          <table:table-cell table:formula="of:=[.C26]-[.B26]" office:value-type="float" office:value="-508.93310546875" calcext:value-type="float">
            <text:p>-508.93310546875</text:p>
          </table:table-cell>
          <table:table-cell table:formula="of:=[.B26]/[.C26]" office:value-type="float" office:value="2.57855947616351" calcext:value-type="float">
            <text:p>2.578559476163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32.8291015625" calcext:value-type="float">
            <text:p>832.8291015625</text:p>
          </table:table-cell>
          <table:table-cell office:value-type="float" office:value="322.506256103516" calcext:value-type="float">
            <text:p>322.506256103516</text:p>
          </table:table-cell>
          <table:table-cell table:formula="of:=[.C27]-[.B27]" office:value-type="float" office:value="-510.322845458984" calcext:value-type="float">
            <text:p>-510.322845458984</text:p>
          </table:table-cell>
          <table:table-cell table:formula="of:=[.B27]/[.C27]" office:value-type="float" office:value="2.58236572407819" calcext:value-type="float">
            <text:p>2.582365724078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4.0458984375" calcext:value-type="float">
            <text:p>834.0458984375</text:p>
          </table:table-cell>
          <table:table-cell office:value-type="float" office:value="322.590057373047" calcext:value-type="float">
            <text:p>322.590057373047</text:p>
          </table:table-cell>
          <table:table-cell table:formula="of:=[.C28]-[.B28]" office:value-type="float" office:value="-511.455841064453" calcext:value-type="float">
            <text:p>-511.455841064453</text:p>
          </table:table-cell>
          <table:table-cell table:formula="of:=[.B28]/[.C28]" office:value-type="float" office:value="2.58546684677575" calcext:value-type="float">
            <text:p>2.585466846775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5.038696289062" calcext:value-type="float">
            <text:p>835.038696289062</text:p>
          </table:table-cell>
          <table:table-cell office:value-type="float" office:value="322.658416748047" calcext:value-type="float">
            <text:p>322.658416748047</text:p>
          </table:table-cell>
          <table:table-cell table:formula="of:=[.C29]-[.B29]" office:value-type="float" office:value="-512.380279541015" calcext:value-type="float">
            <text:p>-512.380279541015</text:p>
          </table:table-cell>
          <table:table-cell table:formula="of:=[.B29]/[.C29]" office:value-type="float" office:value="2.58799601357096" calcext:value-type="float">
            <text:p>2.5879960135709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35.859069824219" calcext:value-type="float">
            <text:p>835.859069824219</text:p>
          </table:table-cell>
          <table:table-cell office:value-type="float" office:value="322.714874267578" calcext:value-type="float">
            <text:p>322.714874267578</text:p>
          </table:table-cell>
          <table:table-cell table:formula="of:=[.C30]-[.B30]" office:value-type="float" office:value="-513.144195556641" calcext:value-type="float">
            <text:p>-513.144195556641</text:p>
          </table:table-cell>
          <table:table-cell table:formula="of:=[.B30]/[.C30]" office:value-type="float" office:value="2.59008535544342" calcext:value-type="float">
            <text:p>2.5900853554434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36.546203613281" calcext:value-type="float">
            <text:p>836.546203613281</text:p>
          </table:table-cell>
          <table:table-cell office:value-type="float" office:value="322.76220703125" calcext:value-type="float">
            <text:p>322.76220703125</text:p>
          </table:table-cell>
          <table:table-cell table:formula="of:=[.C31]-[.B31]" office:value-type="float" office:value="-513.783996582031" calcext:value-type="float">
            <text:p>-513.783996582031</text:p>
          </table:table-cell>
          <table:table-cell table:formula="of:=[.B31]/[.C31]" office:value-type="float" office:value="2.59183443844863" calcext:value-type="float">
            <text:p>2.5918344384486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37.115844726563" calcext:value-type="float">
            <text:p>837.115844726563</text:p>
          </table:table-cell>
          <table:table-cell office:value-type="float" office:value="322.801422119141" calcext:value-type="float">
            <text:p>322.801422119141</text:p>
          </table:table-cell>
          <table:table-cell table:formula="of:=[.C32]-[.B32]" office:value-type="float" office:value="-514.314422607422" calcext:value-type="float">
            <text:p>-514.314422607422</text:p>
          </table:table-cell>
          <table:table-cell table:formula="of:=[.B32]/[.C32]" office:value-type="float" office:value="2.59328425268708" calcext:value-type="float">
            <text:p>2.5932842526870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37.584106445313" calcext:value-type="float">
            <text:p>837.584106445313</text:p>
          </table:table-cell>
          <table:table-cell office:value-type="float" office:value="322.833648681641" calcext:value-type="float">
            <text:p>322.833648681641</text:p>
          </table:table-cell>
          <table:table-cell table:formula="of:=[.C33]-[.B33]" office:value-type="float" office:value="-514.750457763672" calcext:value-type="float">
            <text:p>-514.750457763672</text:p>
          </table:table-cell>
          <table:table-cell table:formula="of:=[.B33]/[.C33]" office:value-type="float" office:value="2.59447585425424" calcext:value-type="float">
            <text:p>2.5944758542542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837.966796875" calcext:value-type="float">
            <text:p>837.966796875</text:p>
          </table:table-cell>
          <table:table-cell office:value-type="float" office:value="322.860015869141" calcext:value-type="float">
            <text:p>322.860015869141</text:p>
          </table:table-cell>
          <table:table-cell table:formula="of:=[.C34]-[.B34]" office:value-type="float" office:value="-515.106781005859" calcext:value-type="float">
            <text:p>-515.106781005859</text:p>
          </table:table-cell>
          <table:table-cell table:formula="of:=[.B34]/[.C34]" office:value-type="float" office:value="2.59544928355154" calcext:value-type="float">
            <text:p>2.5954492835515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38.279846191406" calcext:value-type="float">
            <text:p>838.279846191406</text:p>
          </table:table-cell>
          <table:table-cell office:value-type="float" office:value="322.881561279297" calcext:value-type="float">
            <text:p>322.881561279297</text:p>
          </table:table-cell>
          <table:table-cell table:formula="of:=[.C35]-[.B35]" office:value-type="float" office:value="-515.398284912109" calcext:value-type="float">
            <text:p>-515.398284912109</text:p>
          </table:table-cell>
          <table:table-cell table:formula="of:=[.B35]/[.C35]" office:value-type="float" office:value="2.59624564149788" calcext:value-type="float">
            <text:p>2.5962456414978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38.539306640625" calcext:value-type="float">
            <text:p>838.539306640625</text:p>
          </table:table-cell>
          <table:table-cell office:value-type="float" office:value="322.8994140625" calcext:value-type="float">
            <text:p>322.8994140625</text:p>
          </table:table-cell>
          <table:table-cell table:formula="of:=[.C36]-[.B36]" office:value-type="float" office:value="-515.639892578125" calcext:value-type="float">
            <text:p>-515.639892578125</text:p>
          </table:table-cell>
          <table:table-cell table:formula="of:=[.B36]/[.C36]" office:value-type="float" office:value="2.59690563104682" calcext:value-type="float">
            <text:p>2.5969056310468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38.760375976563" calcext:value-type="float">
            <text:p>838.760375976563</text:p>
          </table:table-cell>
          <table:table-cell office:value-type="float" office:value="322.914642333984" calcext:value-type="float">
            <text:p>322.914642333984</text:p>
          </table:table-cell>
          <table:table-cell table:formula="of:=[.C37]-[.B37]" office:value-type="float" office:value="-515.845733642579" calcext:value-type="float">
            <text:p>-515.845733642579</text:p>
          </table:table-cell>
          <table:table-cell table:formula="of:=[.B37]/[.C37]" office:value-type="float" office:value="2.59746777016401" calcext:value-type="float">
            <text:p>2.5974677701640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38.949279785156" calcext:value-type="float">
            <text:p>838.949279785156</text:p>
          </table:table-cell>
          <table:table-cell office:value-type="float" office:value="322.927642822266" calcext:value-type="float">
            <text:p>322.927642822266</text:p>
          </table:table-cell>
          <table:table-cell table:formula="of:=[.C38]-[.B38]" office:value-type="float" office:value="-516.02163696289" calcext:value-type="float">
            <text:p>-516.02163696289</text:p>
          </table:table-cell>
          <table:table-cell table:formula="of:=[.B38]/[.C38]" office:value-type="float" office:value="2.5979481733216" calcext:value-type="float">
            <text:p>2.597948173321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39.108825683594" calcext:value-type="float">
            <text:p>839.108825683594</text:p>
          </table:table-cell>
          <table:table-cell office:value-type="float" office:value="322.938629150391" calcext:value-type="float">
            <text:p>322.938629150391</text:p>
          </table:table-cell>
          <table:table-cell table:formula="of:=[.C39]-[.B39]" office:value-type="float" office:value="-516.170196533203" calcext:value-type="float">
            <text:p>-516.170196533203</text:p>
          </table:table-cell>
          <table:table-cell table:formula="of:=[.B39]/[.C39]" office:value-type="float" office:value="2.59835383549865" calcext:value-type="float">
            <text:p>2.5983538354986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9.242614746094" calcext:value-type="float">
            <text:p>839.242614746094</text:p>
          </table:table-cell>
          <table:table-cell office:value-type="float" office:value="322.947845458984" calcext:value-type="float">
            <text:p>322.947845458984</text:p>
          </table:table-cell>
          <table:table-cell table:formula="of:=[.C40]-[.B40]" office:value-type="float" office:value="-516.29476928711" calcext:value-type="float">
            <text:p>-516.29476928711</text:p>
          </table:table-cell>
          <table:table-cell table:formula="of:=[.B40]/[.C40]" office:value-type="float" office:value="2.5986939580084" calcext:value-type="float">
            <text:p>2.598693958008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39.354125976563" calcext:value-type="float">
            <text:p>839.354125976563</text:p>
          </table:table-cell>
          <table:table-cell office:value-type="float" office:value="322.955535888672" calcext:value-type="float">
            <text:p>322.955535888672</text:p>
          </table:table-cell>
          <table:table-cell table:formula="of:=[.C41]-[.B41]" office:value-type="float" office:value="-516.398590087891" calcext:value-type="float">
            <text:p>-516.398590087891</text:p>
          </table:table-cell>
          <table:table-cell table:formula="of:=[.B41]/[.C41]" office:value-type="float" office:value="2.59897735973754" calcext:value-type="float">
            <text:p>2.598977359737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39.446899414063" calcext:value-type="float">
            <text:p>839.446899414063</text:p>
          </table:table-cell>
          <table:table-cell office:value-type="float" office:value="322.9619140625" calcext:value-type="float">
            <text:p>322.9619140625</text:p>
          </table:table-cell>
          <table:table-cell table:formula="of:=[.C42]-[.B42]" office:value-type="float" office:value="-516.484985351563" calcext:value-type="float">
            <text:p>-516.484985351563</text:p>
          </table:table-cell>
          <table:table-cell table:formula="of:=[.B42]/[.C42]" office:value-type="float" office:value="2.59921329067802" calcext:value-type="float">
            <text:p>2.599213290678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39.524475097656" calcext:value-type="float">
            <text:p>839.524475097656</text:p>
          </table:table-cell>
          <table:table-cell office:value-type="float" office:value="322.967254638672" calcext:value-type="float">
            <text:p>322.967254638672</text:p>
          </table:table-cell>
          <table:table-cell table:formula="of:=[.C43]-[.B43]" office:value-type="float" office:value="-516.557220458984" calcext:value-type="float">
            <text:p>-516.557220458984</text:p>
          </table:table-cell>
          <table:table-cell table:formula="of:=[.B43]/[.C43]" office:value-type="float" office:value="2.59941050691624" calcext:value-type="float">
            <text:p>2.5994105069162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39.590454101563" calcext:value-type="float">
            <text:p>839.590454101563</text:p>
          </table:table-cell>
          <table:table-cell office:value-type="float" office:value="322.971801757812" calcext:value-type="float">
            <text:p>322.971801757812</text:p>
          </table:table-cell>
          <table:table-cell table:formula="of:=[.C44]-[.B44]" office:value-type="float" office:value="-516.61865234375" calcext:value-type="float">
            <text:p>-516.61865234375</text:p>
          </table:table-cell>
          <table:table-cell table:formula="of:=[.B44]/[.C44]" office:value-type="float" office:value="2.59957819701903" calcext:value-type="float">
            <text:p>2.5995781970190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39.648254394531" calcext:value-type="float">
            <text:p>839.648254394531</text:p>
          </table:table-cell>
          <table:table-cell office:value-type="float" office:value="322.975769042969" calcext:value-type="float">
            <text:p>322.975769042969</text:p>
          </table:table-cell>
          <table:table-cell table:formula="of:=[.C45]-[.B45]" office:value-type="float" office:value="-516.672485351562" calcext:value-type="float">
            <text:p>-516.672485351562</text:p>
          </table:table-cell>
          <table:table-cell table:formula="of:=[.B45]/[.C45]" office:value-type="float" office:value="2.59972522670214" calcext:value-type="float">
            <text:p>2.5997252267021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39.699768066406" calcext:value-type="float">
            <text:p>839.699768066406</text:p>
          </table:table-cell>
          <table:table-cell office:value-type="float" office:value="322.979339599609" calcext:value-type="float">
            <text:p>322.979339599609</text:p>
          </table:table-cell>
          <table:table-cell table:formula="of:=[.C46]-[.B46]" office:value-type="float" office:value="-516.720428466797" calcext:value-type="float">
            <text:p>-516.720428466797</text:p>
          </table:table-cell>
          <table:table-cell table:formula="of:=[.B46]/[.C46]" office:value-type="float" office:value="2.59985598183266" calcext:value-type="float">
            <text:p>2.5998559818326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39.744384765625" calcext:value-type="float">
            <text:p>839.744384765625</text:p>
          </table:table-cell>
          <table:table-cell office:value-type="float" office:value="322.982391357422" calcext:value-type="float">
            <text:p>322.982391357422</text:p>
          </table:table-cell>
          <table:table-cell table:formula="of:=[.C47]-[.B47]" office:value-type="float" office:value="-516.761993408203" calcext:value-type="float">
            <text:p>-516.761993408203</text:p>
          </table:table-cell>
          <table:table-cell table:formula="of:=[.B47]/[.C47]" office:value-type="float" office:value="2.59996955634754" calcext:value-type="float">
            <text:p>2.5999695563475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39.782897949219" calcext:value-type="float">
            <text:p>839.782897949219</text:p>
          </table:table-cell>
          <table:table-cell office:value-type="float" office:value="322.985046386719" calcext:value-type="float">
            <text:p>322.985046386719</text:p>
          </table:table-cell>
          <table:table-cell table:formula="of:=[.C48]-[.B48]" office:value-type="float" office:value="-516.7978515625" calcext:value-type="float">
            <text:p>-516.7978515625</text:p>
          </table:table-cell>
          <table:table-cell table:formula="of:=[.B48]/[.C48]" office:value-type="float" office:value="2.60006742523839" calcext:value-type="float">
            <text:p>2.6000674252383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39.815856933594" calcext:value-type="float">
            <text:p>839.815856933594</text:p>
          </table:table-cell>
          <table:table-cell office:value-type="float" office:value="322.987335205078" calcext:value-type="float">
            <text:p>322.987335205078</text:p>
          </table:table-cell>
          <table:table-cell table:formula="of:=[.C49]-[.B49]" office:value-type="float" office:value="-516.828521728516" calcext:value-type="float">
            <text:p>-516.828521728516</text:p>
          </table:table-cell>
          <table:table-cell table:formula="of:=[.B49]/[.C49]" office:value-type="float" office:value="2.60015104431373" calcext:value-type="float">
            <text:p>2.6001510443137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39.843994140625" calcext:value-type="float">
            <text:p>839.843994140625</text:p>
          </table:table-cell>
          <table:table-cell office:value-type="float" office:value="322.9892578125" calcext:value-type="float">
            <text:p>322.9892578125</text:p>
          </table:table-cell>
          <table:table-cell table:formula="of:=[.C50]-[.B50]" office:value-type="float" office:value="-516.854736328125" calcext:value-type="float">
            <text:p>-516.854736328125</text:p>
          </table:table-cell>
          <table:table-cell table:formula="of:=[.B50]/[.C50]" office:value-type="float" office:value="2.60022268179633" calcext:value-type="float">
            <text:p>2.6002226817963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39.868041992188" calcext:value-type="float">
            <text:p>839.868041992188</text:p>
          </table:table-cell>
          <table:table-cell office:value-type="float" office:value="322.990905761719" calcext:value-type="float">
            <text:p>322.990905761719</text:p>
          </table:table-cell>
          <table:table-cell table:formula="of:=[.C51]-[.B51]" office:value-type="float" office:value="-516.877136230469" calcext:value-type="float">
            <text:p>-516.877136230469</text:p>
          </table:table-cell>
          <table:table-cell table:formula="of:=[.B51]/[.C51]" office:value-type="float" office:value="2.60028386870987" calcext:value-type="float">
            <text:p>2.6002838687098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39.888610839844" calcext:value-type="float">
            <text:p>839.888610839844</text:p>
          </table:table-cell>
          <table:table-cell office:value-type="float" office:value="322.992340087891" calcext:value-type="float">
            <text:p>322.992340087891</text:p>
          </table:table-cell>
          <table:table-cell table:formula="of:=[.C52]-[.B52]" office:value-type="float" office:value="-516.896270751953" calcext:value-type="float">
            <text:p>-516.896270751953</text:p>
          </table:table-cell>
          <table:table-cell table:formula="of:=[.B52]/[.C52]" office:value-type="float" office:value="2.600336003669" calcext:value-type="float">
            <text:p>2.6003360036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39.906311035156" calcext:value-type="float">
            <text:p>839.906311035156</text:p>
          </table:table-cell>
          <table:table-cell office:value-type="float" office:value="322.993560791016" calcext:value-type="float">
            <text:p>322.993560791016</text:p>
          </table:table-cell>
          <table:table-cell table:formula="of:=[.C53]-[.B53]" office:value-type="float" office:value="-516.91275024414" calcext:value-type="float">
            <text:p>-516.91275024414</text:p>
          </table:table-cell>
          <table:table-cell table:formula="of:=[.B53]/[.C53]" office:value-type="float" office:value="2.60038097656874" calcext:value-type="float">
            <text:p>2.6003809765687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39.921508789062" calcext:value-type="float">
            <text:p>839.921508789062</text:p>
          </table:table-cell>
          <table:table-cell office:value-type="float" office:value="322.994598388672" calcext:value-type="float">
            <text:p>322.994598388672</text:p>
          </table:table-cell>
          <table:table-cell table:formula="of:=[.C54]-[.B54]" office:value-type="float" office:value="-516.92691040039" calcext:value-type="float">
            <text:p>-516.92691040039</text:p>
          </table:table-cell>
          <table:table-cell table:formula="of:=[.B54]/[.C54]" office:value-type="float" office:value="2.60041967568248" calcext:value-type="float">
            <text:p>2.6004196756824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39.934448242187" calcext:value-type="float">
            <text:p>839.934448242187</text:p>
          </table:table-cell>
          <table:table-cell office:value-type="float" office:value="322.995483398437" calcext:value-type="float">
            <text:p>322.995483398437</text:p>
          </table:table-cell>
          <table:table-cell table:formula="of:=[.C55]-[.B55]" office:value-type="float" office:value="-516.93896484375" calcext:value-type="float">
            <text:p>-516.93896484375</text:p>
          </table:table-cell>
          <table:table-cell table:formula="of:=[.B55]/[.C55]" office:value-type="float" office:value="2.6004526113019" calcext:value-type="float">
            <text:p>2.600452611301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39.945373535156" calcext:value-type="float">
            <text:p>839.945373535156</text:p>
          </table:table-cell>
          <table:table-cell office:value-type="float" office:value="322.996246337891" calcext:value-type="float">
            <text:p>322.996246337891</text:p>
          </table:table-cell>
          <table:table-cell table:formula="of:=[.C56]-[.B56]" office:value-type="float" office:value="-516.949127197265" calcext:value-type="float">
            <text:p>-516.949127197265</text:p>
          </table:table-cell>
          <table:table-cell table:formula="of:=[.B56]/[.C56]" office:value-type="float" office:value="2.60048029368266" calcext:value-type="float">
            <text:p>2.60048029368266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39.954528808594" calcext:value-type="float">
            <text:p>839.954528808594</text:p>
          </table:table-cell>
          <table:table-cell office:value-type="float" office:value="322.996856689453" calcext:value-type="float">
            <text:p>322.996856689453</text:p>
          </table:table-cell>
          <table:table-cell table:formula="of:=[.C57]-[.B57]" office:value-type="float" office:value="-516.957672119141" calcext:value-type="float">
            <text:p>-516.957672119141</text:p>
          </table:table-cell>
          <table:table-cell table:formula="of:=[.B57]/[.C57]" office:value-type="float" office:value="2.60050372445628" calcext:value-type="float">
            <text:p>2.600503724456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39.962158203125" calcext:value-type="float">
            <text:p>839.962158203125</text:p>
          </table:table-cell>
          <table:table-cell office:value-type="float" office:value="322.997406005859" calcext:value-type="float">
            <text:p>322.997406005859</text:p>
          </table:table-cell>
          <table:table-cell table:formula="of:=[.C58]-[.B58]" office:value-type="float" office:value="-516.964752197266" calcext:value-type="float">
            <text:p>-516.964752197266</text:p>
          </table:table-cell>
          <table:table-cell table:formula="of:=[.B58]/[.C58]" office:value-type="float" office:value="2.60052292242832" calcext:value-type="float">
            <text:p>2.6005229224283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39.968627929687" calcext:value-type="float">
            <text:p>839.968627929687</text:p>
          </table:table-cell>
          <table:table-cell office:value-type="float" office:value="322.997833251953" calcext:value-type="float">
            <text:p>322.997833251953</text:p>
          </table:table-cell>
          <table:table-cell table:formula="of:=[.C59]-[.B59]" office:value-type="float" office:value="-516.970794677734" calcext:value-type="float">
            <text:p>-516.970794677734</text:p>
          </table:table-cell>
          <table:table-cell table:formula="of:=[.B59]/[.C59]" office:value-type="float" office:value="2.60053951282847" calcext:value-type="float">
            <text:p>2.6005395128284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39.974060058594" calcext:value-type="float">
            <text:p>839.974060058594</text:p>
          </table:table-cell>
          <table:table-cell office:value-type="float" office:value="322.998199462891" calcext:value-type="float">
            <text:p>322.998199462891</text:p>
          </table:table-cell>
          <table:table-cell table:formula="of:=[.C60]-[.B60]" office:value-type="float" office:value="-516.975860595703" calcext:value-type="float">
            <text:p>-516.975860595703</text:p>
          </table:table-cell>
          <table:table-cell table:formula="of:=[.B60]/[.C60]" office:value-type="float" office:value="2.60055338220267" calcext:value-type="float">
            <text:p>2.60055338220267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839.978637695313" calcext:value-type="float">
            <text:p>839.978637695313</text:p>
          </table:table-cell>
          <table:table-cell office:value-type="float" office:value="322.99853515625" calcext:value-type="float">
            <text:p>322.99853515625</text:p>
          </table:table-cell>
          <table:table-cell table:formula="of:=[.C61]-[.B61]" office:value-type="float" office:value="-516.980102539063" calcext:value-type="float">
            <text:p>-516.980102539063</text:p>
          </table:table-cell>
          <table:table-cell table:formula="of:=[.B61]/[.C61]" office:value-type="float" office:value="2.60056485175382" calcext:value-type="float">
            <text:p>2.6005648517538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39.982482910156" calcext:value-type="float">
            <text:p>839.982482910156</text:p>
          </table:table-cell>
          <table:table-cell office:value-type="float" office:value="322.998809814453" calcext:value-type="float">
            <text:p>322.998809814453</text:p>
          </table:table-cell>
          <table:table-cell table:formula="of:=[.C62]-[.B62]" office:value-type="float" office:value="-516.983673095703" calcext:value-type="float">
            <text:p>-516.983673095703</text:p>
          </table:table-cell>
          <table:table-cell table:formula="of:=[.B62]/[.C62]" office:value-type="float" office:value="2.60057454512815" calcext:value-type="float">
            <text:p>2.600574545128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39.985656738281" calcext:value-type="float">
            <text:p>839.985656738281</text:p>
          </table:table-cell>
          <table:table-cell office:value-type="float" office:value="322.9990234375" calcext:value-type="float">
            <text:p>322.9990234375</text:p>
          </table:table-cell>
          <table:table-cell table:formula="of:=[.C63]-[.B63]" office:value-type="float" office:value="-516.986633300781" calcext:value-type="float">
            <text:p>-516.986633300781</text:p>
          </table:table-cell>
          <table:table-cell table:formula="of:=[.B63]/[.C63]" office:value-type="float" office:value="2.60058265129962" calcext:value-type="float">
            <text:p>2.60058265129962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839.98828125" calcext:value-type="float">
            <text:p>839.98828125</text:p>
          </table:table-cell>
          <table:table-cell office:value-type="float" office:value="322.999206542969" calcext:value-type="float">
            <text:p>322.999206542969</text:p>
          </table:table-cell>
          <table:table-cell table:formula="of:=[.C64]-[.B64]" office:value-type="float" office:value="-516.989074707031" calcext:value-type="float">
            <text:p>-516.989074707031</text:p>
          </table:table-cell>
          <table:table-cell table:formula="of:=[.B64]/[.C64]" office:value-type="float" office:value="2.60058930249495" calcext:value-type="float">
            <text:p>2.6005893024949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39.990417480469" calcext:value-type="float">
            <text:p>839.990417480469</text:p>
          </table:table-cell>
          <table:table-cell office:value-type="float" office:value="322.999328613281" calcext:value-type="float">
            <text:p>322.999328613281</text:p>
          </table:table-cell>
          <table:table-cell table:formula="of:=[.C65]-[.B65]" office:value-type="float" office:value="-516.991088867188" calcext:value-type="float">
            <text:p>-516.991088867188</text:p>
          </table:table-cell>
          <table:table-cell table:formula="of:=[.B65]/[.C65]" office:value-type="float" office:value="2.60059493339123" calcext:value-type="float">
            <text:p>2.60059493339123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39.992248535156" calcext:value-type="float">
            <text:p>839.992248535156</text:p>
          </table:table-cell>
          <table:table-cell office:value-type="float" office:value="322.999481201172" calcext:value-type="float">
            <text:p>322.999481201172</text:p>
          </table:table-cell>
          <table:table-cell table:formula="of:=[.C66]-[.B66]" office:value-type="float" office:value="-516.992767333984" calcext:value-type="float">
            <text:p>-516.992767333984</text:p>
          </table:table-cell>
          <table:table-cell table:formula="of:=[.B66]/[.C66]" office:value-type="float" office:value="2.60059937375561" calcext:value-type="float">
            <text:p>2.6005993737556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39.994018554688" calcext:value-type="float">
            <text:p>839.994018554688</text:p>
          </table:table-cell>
          <table:table-cell office:value-type="float" office:value="322.999603271484" calcext:value-type="float">
            <text:p>322.999603271484</text:p>
          </table:table-cell>
          <table:table-cell table:formula="of:=[.C67]-[.B67]" office:value-type="float" office:value="-516.994415283204" calcext:value-type="float">
            <text:p>-516.994415283204</text:p>
          </table:table-cell>
          <table:table-cell table:formula="of:=[.B67]/[.C67]" office:value-type="float" office:value="2.60060387086192" calcext:value-type="float">
            <text:p>2.6006038708619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839.995666503906" calcext:value-type="float">
            <text:p>839.995666503906</text:p>
          </table:table-cell>
          <table:table-cell office:value-type="float" office:value="322.999694824219" calcext:value-type="float">
            <text:p>322.999694824219</text:p>
          </table:table-cell>
          <table:table-cell table:formula="of:=[.C68]-[.B68]" office:value-type="float" office:value="-516.995971679687" calcext:value-type="float">
            <text:p>-516.995971679687</text:p>
          </table:table-cell>
          <table:table-cell table:formula="of:=[.B68]/[.C68]" office:value-type="float" office:value="2.60060823574785" calcext:value-type="float">
            <text:p>2.6006082357478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39.9970703125" calcext:value-type="float">
            <text:p>839.9970703125</text:p>
          </table:table-cell>
          <table:table-cell office:value-type="float" office:value="322.999786376953" calcext:value-type="float">
            <text:p>322.999786376953</text:p>
          </table:table-cell>
          <table:table-cell table:formula="of:=[.C69]-[.B69]" office:value-type="float" office:value="-516.997283935547" calcext:value-type="float">
            <text:p>-516.997283935547</text:p>
          </table:table-cell>
          <table:table-cell table:formula="of:=[.B69]/[.C69]" office:value-type="float" office:value="2.60061184477748" calcext:value-type="float">
            <text:p>2.6006118447774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39.998291015625" calcext:value-type="float">
            <text:p>839.998291015625</text:p>
          </table:table-cell>
          <table:table-cell office:value-type="float" office:value="322.999877929688" calcext:value-type="float">
            <text:p>322.999877929688</text:p>
          </table:table-cell>
          <table:table-cell table:formula="of:=[.C70]-[.B70]" office:value-type="float" office:value="-516.998413085938" calcext:value-type="float">
            <text:p>-516.998413085938</text:p>
          </table:table-cell>
          <table:table-cell table:formula="of:=[.B70]/[.C70]" office:value-type="float" office:value="2.60061488691485" calcext:value-type="float">
            <text:p>2.6006148869148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839.999206542969" calcext:value-type="float">
            <text:p>839.999206542969</text:p>
          </table:table-cell>
          <table:table-cell office:value-type="float" office:value="322.999938964844" calcext:value-type="float">
            <text:p>322.999938964844</text:p>
          </table:table-cell>
          <table:table-cell table:formula="of:=[.C71]-[.B71]" office:value-type="float" office:value="-516.999267578125" calcext:value-type="float">
            <text:p>-516.999267578125</text:p>
          </table:table-cell>
          <table:table-cell table:formula="of:=[.B71]/[.C71]" office:value-type="float" office:value="2.60061722994442" calcext:value-type="float">
            <text:p>2.6006172299444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39.999816894531" calcext:value-type="float">
            <text:p>839.999816894531</text:p>
          </table:table-cell>
          <table:table-cell office:value-type="float" office:value="323" calcext:value-type="float">
            <text:p>323</text:p>
          </table:table-cell>
          <table:table-cell table:formula="of:=[.C72]-[.B72]" office:value-type="float" office:value="-516.999816894531" calcext:value-type="float">
            <text:p>-516.999816894531</text:p>
          </table:table-cell>
          <table:table-cell table:formula="of:=[.B72]/[.C72]" office:value-type="float" office:value="2.60061862815644" calcext:value-type="float">
            <text:p>2.600618628156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3]-[.B73]" office:value-type="float" office:value="-517" calcext:value-type="float">
            <text:p>-517</text:p>
          </table:table-cell>
          <table:table-cell table:formula="of:=[.B73]/[.C73]" office:value-type="float" office:value="2.60061919504644" calcext:value-type="float">
            <text:p>2.6006191950464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4]-[.B74]" office:value-type="float" office:value="-517" calcext:value-type="float">
            <text:p>-517</text:p>
          </table:table-cell>
          <table:table-cell table:formula="of:=[.B74]/[.C74]" office:value-type="float" office:value="2.60061919504644" calcext:value-type="float">
            <text:p>2.60061919504644</text:p>
          </table:table-cell>
        </table:table-row>
      </table:table>
      <table:table table:name="Sheet3_2" table:style-name="ta1">
        <table:shapes>
          <draw:frame draw:z-index="0" draw:style-name="gr1" draw:text-style-name="P1" svg:width="728.79pt" svg:height="462.02pt" svg:x="350.79pt" svg:y="9.75pt">
            <draw:object draw:notify-on-update-of-ranges="Sheet3_2.A1:Sheet3_2.A74 Sheet3_2.B1:Sheet3_2.B74 Sheet3_2.A1:Sheet3_2.A74 Sheet3_2.C1:Sheet3_2.C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1]-[.B1]" office:value-type="float" office:value="-230.000061035156" calcext:value-type="float">
            <text:p>-230.000061035156</text:p>
          </table:table-cell>
          <table:table-cell table:formula="of:=[.B1]/[.C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2]-[.B2]" office:value-type="float" office:value="-230.000061035156" calcext:value-type="float">
            <text:p>-230.000061035156</text:p>
          </table:table-cell>
          <table:table-cell table:formula="of:=[.B2]/[.C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3]-[.B3]" office:value-type="float" office:value="-230.000061035156" calcext:value-type="float">
            <text:p>-230.000061035156</text:p>
          </table:table-cell>
          <table:table-cell table:formula="of:=[.B3]/[.C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4]-[.B4]" office:value-type="float" office:value="-230.000061035156" calcext:value-type="float">
            <text:p>-230.000061035156</text:p>
          </table:table-cell>
          <table:table-cell table:formula="of:=[.B4]/[.C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5]-[.B5]" office:value-type="float" office:value="-230.000061035156" calcext:value-type="float">
            <text:p>-230.000061035156</text:p>
          </table:table-cell>
          <table:table-cell table:formula="of:=[.B5]/[.C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6]-[.B6]" office:value-type="float" office:value="-230.000061035156" calcext:value-type="float">
            <text:p>-230.000061035156</text:p>
          </table:table-cell>
          <table:table-cell table:formula="of:=[.B6]/[.C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7]-[.B7]" office:value-type="float" office:value="-230.000061035156" calcext:value-type="float">
            <text:p>-230.000061035156</text:p>
          </table:table-cell>
          <table:table-cell table:formula="of:=[.B7]/[.C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8]-[.B8]" office:value-type="float" office:value="-230.000061035156" calcext:value-type="float">
            <text:p>-230.000061035156</text:p>
          </table:table-cell>
          <table:table-cell table:formula="of:=[.B8]/[.C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9]-[.B9]" office:value-type="float" office:value="-230.000061035156" calcext:value-type="float">
            <text:p>-230.000061035156</text:p>
          </table:table-cell>
          <table:table-cell table:formula="of:=[.B9]/[.C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10]-[.B10]" office:value-type="float" office:value="-230.000061035156" calcext:value-type="float">
            <text:p>-230.000061035156</text:p>
          </table:table-cell>
          <table:table-cell table:formula="of:=[.B10]/[.C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/>
          <table:table-cell table:formula="of:=[.C11]-[.B11]" office:value-type="float" office:value="-230.000061035156" calcext:value-type="float">
            <text:p>-230.000061035156</text:p>
          </table:table-cell>
          <table:table-cell table:formula="of:=[.B11]/[.C1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985961914062" calcext:value-type="float">
            <text:p>238.985961914062</text:p>
          </table:table-cell>
          <table:table-cell/>
          <table:table-cell table:formula="of:=[.C12]-[.B12]" office:value-type="float" office:value="-238.985961914062" calcext:value-type="float">
            <text:p>-238.985961914062</text:p>
          </table:table-cell>
          <table:table-cell table:formula="of:=[.B12]/[.C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7.864135742187" calcext:value-type="float">
            <text:p>247.864135742187</text:p>
          </table:table-cell>
          <table:table-cell/>
          <table:table-cell table:formula="of:=[.C13]-[.B13]" office:value-type="float" office:value="-247.864135742187" calcext:value-type="float">
            <text:p>-247.864135742187</text:p>
          </table:table-cell>
          <table:table-cell table:formula="of:=[.B13]/[.C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.635559082031" calcext:value-type="float">
            <text:p>256.635559082031</text:p>
          </table:table-cell>
          <table:table-cell/>
          <table:table-cell table:formula="of:=[.C14]-[.B14]" office:value-type="float" office:value="-256.635559082031" calcext:value-type="float">
            <text:p>-256.635559082031</text:p>
          </table:table-cell>
          <table:table-cell table:formula="of:=[.B14]/[.C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5.301025390625" calcext:value-type="float">
            <text:p>265.301025390625</text:p>
          </table:table-cell>
          <table:table-cell/>
          <table:table-cell table:formula="of:=[.C15]-[.B15]" office:value-type="float" office:value="-265.301025390625" calcext:value-type="float">
            <text:p>-265.301025390625</text:p>
          </table:table-cell>
          <table:table-cell table:formula="of:=[.B15]/[.C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.861694335937" calcext:value-type="float">
            <text:p>273.861694335937</text:p>
          </table:table-cell>
          <table:table-cell/>
          <table:table-cell table:formula="of:=[.C16]-[.B16]" office:value-type="float" office:value="-273.861694335937" calcext:value-type="float">
            <text:p>-273.861694335937</text:p>
          </table:table-cell>
          <table:table-cell table:formula="of:=[.B16]/[.C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2.318420410156" calcext:value-type="float">
            <text:p>282.318420410156</text:p>
          </table:table-cell>
          <table:table-cell/>
          <table:table-cell table:formula="of:=[.C17]-[.B17]" office:value-type="float" office:value="-282.318420410156" calcext:value-type="float">
            <text:p>-282.318420410156</text:p>
          </table:table-cell>
          <table:table-cell table:formula="of:=[.B17]/[.C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0.672241210937" calcext:value-type="float">
            <text:p>290.672241210937</text:p>
          </table:table-cell>
          <table:table-cell/>
          <table:table-cell table:formula="of:=[.C18]-[.B18]" office:value-type="float" office:value="-290.672241210937" calcext:value-type="float">
            <text:p>-290.672241210937</text:p>
          </table:table-cell>
          <table:table-cell table:formula="of:=[.B18]/[.C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8.924072265625" calcext:value-type="float">
            <text:p>298.924072265625</text:p>
          </table:table-cell>
          <table:table-cell/>
          <table:table-cell table:formula="of:=[.C19]-[.B19]" office:value-type="float" office:value="-298.924072265625" calcext:value-type="float">
            <text:p>-298.924072265625</text:p>
          </table:table-cell>
          <table:table-cell table:formula="of:=[.B19]/[.C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7.074951171875" calcext:value-type="float">
            <text:p>307.074951171875</text:p>
          </table:table-cell>
          <table:table-cell/>
          <table:table-cell table:formula="of:=[.C20]-[.B20]" office:value-type="float" office:value="-307.074951171875" calcext:value-type="float">
            <text:p>-307.074951171875</text:p>
          </table:table-cell>
          <table:table-cell table:formula="of:=[.B20]/[.C2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/>
          <table:table-cell table:formula="of:=[.C21]-[.B21]" office:value-type="float" office:value="-315.125793457031" calcext:value-type="float">
            <text:p>-315.125793457031</text:p>
          </table:table-cell>
          <table:table-cell table:formula="of:=[.B21]/[.C2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3.077514648437" calcext:value-type="float">
            <text:p>323.077514648437</text:p>
          </table:table-cell>
          <table:table-cell/>
          <table:table-cell table:formula="of:=[.C22]-[.B22]" office:value-type="float" office:value="-323.077514648437" calcext:value-type="float">
            <text:p>-323.077514648437</text:p>
          </table:table-cell>
          <table:table-cell table:formula="of:=[.B22]/[.C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30.931182861328" calcext:value-type="float">
            <text:p>330.931182861328</text:p>
          </table:table-cell>
          <table:table-cell/>
          <table:table-cell table:formula="of:=[.C23]-[.B23]" office:value-type="float" office:value="-330.931182861328" calcext:value-type="float">
            <text:p>-330.931182861328</text:p>
          </table:table-cell>
          <table:table-cell table:formula="of:=[.B23]/[.C2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38.687652587891" calcext:value-type="float">
            <text:p>338.687652587891</text:p>
          </table:table-cell>
          <table:table-cell/>
          <table:table-cell table:formula="of:=[.C24]-[.B24]" office:value-type="float" office:value="-338.687652587891" calcext:value-type="float">
            <text:p>-338.687652587891</text:p>
          </table:table-cell>
          <table:table-cell table:formula="of:=[.B24]/[.C2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6.347839355469" calcext:value-type="float">
            <text:p>346.347839355469</text:p>
          </table:table-cell>
          <table:table-cell/>
          <table:table-cell table:formula="of:=[.C25]-[.B25]" office:value-type="float" office:value="-346.347839355469" calcext:value-type="float">
            <text:p>-346.347839355469</text:p>
          </table:table-cell>
          <table:table-cell table:formula="of:=[.B25]/[.C2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3.912719726562" calcext:value-type="float">
            <text:p>353.912719726562</text:p>
          </table:table-cell>
          <table:table-cell/>
          <table:table-cell table:formula="of:=[.C26]-[.B26]" office:value-type="float" office:value="-353.912719726562" calcext:value-type="float">
            <text:p>-353.912719726562</text:p>
          </table:table-cell>
          <table:table-cell table:formula="of:=[.B26]/[.C2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1.383148193359" calcext:value-type="float">
            <text:p>361.383148193359</text:p>
          </table:table-cell>
          <table:table-cell/>
          <table:table-cell table:formula="of:=[.C27]-[.B27]" office:value-type="float" office:value="-361.383148193359" calcext:value-type="float">
            <text:p>-361.383148193359</text:p>
          </table:table-cell>
          <table:table-cell table:formula="of:=[.B27]/[.C2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68.760040283203" calcext:value-type="float">
            <text:p>368.760040283203</text:p>
          </table:table-cell>
          <table:table-cell/>
          <table:table-cell table:formula="of:=[.C28]-[.B28]" office:value-type="float" office:value="-368.760040283203" calcext:value-type="float">
            <text:p>-368.760040283203</text:p>
          </table:table-cell>
          <table:table-cell table:formula="of:=[.B28]/[.C2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76.044342041016" calcext:value-type="float">
            <text:p>376.044342041016</text:p>
          </table:table-cell>
          <table:table-cell/>
          <table:table-cell table:formula="of:=[.C29]-[.B29]" office:value-type="float" office:value="-376.044342041016" calcext:value-type="float">
            <text:p>-376.044342041016</text:p>
          </table:table-cell>
          <table:table-cell table:formula="of:=[.B29]/[.C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3.236846923828" calcext:value-type="float">
            <text:p>383.236846923828</text:p>
          </table:table-cell>
          <table:table-cell/>
          <table:table-cell table:formula="of:=[.C30]-[.B30]" office:value-type="float" office:value="-383.236846923828" calcext:value-type="float">
            <text:p>-383.236846923828</text:p>
          </table:table-cell>
          <table:table-cell table:formula="of:=[.B30]/[.C3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/>
          <table:table-cell table:formula="of:=[.C31]-[.B31]" office:value-type="float" office:value="-390.338531494141" calcext:value-type="float">
            <text:p>-390.338531494141</text:p>
          </table:table-cell>
          <table:table-cell table:formula="of:=[.B31]/[.C3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7.350219726562" calcext:value-type="float">
            <text:p>397.350219726562</text:p>
          </table:table-cell>
          <table:table-cell/>
          <table:table-cell table:formula="of:=[.C32]-[.B32]" office:value-type="float" office:value="-397.350219726562" calcext:value-type="float">
            <text:p>-397.350219726562</text:p>
          </table:table-cell>
          <table:table-cell table:formula="of:=[.B32]/[.C3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4.272857666016" calcext:value-type="float">
            <text:p>404.272857666016</text:p>
          </table:table-cell>
          <table:table-cell/>
          <table:table-cell table:formula="of:=[.C33]-[.B33]" office:value-type="float" office:value="-404.272857666016" calcext:value-type="float">
            <text:p>-404.272857666016</text:p>
          </table:table-cell>
          <table:table-cell table:formula="of:=[.B33]/[.C3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11.107299804688" calcext:value-type="float">
            <text:p>411.107299804688</text:p>
          </table:table-cell>
          <table:table-cell/>
          <table:table-cell table:formula="of:=[.C34]-[.B34]" office:value-type="float" office:value="-411.107299804688" calcext:value-type="float">
            <text:p>-411.107299804688</text:p>
          </table:table-cell>
          <table:table-cell table:formula="of:=[.B34]/[.C3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17.854431152344" calcext:value-type="float">
            <text:p>417.854431152344</text:p>
          </table:table-cell>
          <table:table-cell/>
          <table:table-cell table:formula="of:=[.C35]-[.B35]" office:value-type="float" office:value="-417.854431152344" calcext:value-type="float">
            <text:p>-417.854431152344</text:p>
          </table:table-cell>
          <table:table-cell table:formula="of:=[.B35]/[.C3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24.515106201172" calcext:value-type="float">
            <text:p>424.515106201172</text:p>
          </table:table-cell>
          <table:table-cell/>
          <table:table-cell table:formula="of:=[.C36]-[.B36]" office:value-type="float" office:value="-424.515106201172" calcext:value-type="float">
            <text:p>-424.515106201172</text:p>
          </table:table-cell>
          <table:table-cell table:formula="of:=[.B36]/[.C3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1.090240478516" calcext:value-type="float">
            <text:p>431.090240478516</text:p>
          </table:table-cell>
          <table:table-cell/>
          <table:table-cell table:formula="of:=[.C37]-[.B37]" office:value-type="float" office:value="-431.090240478516" calcext:value-type="float">
            <text:p>-431.090240478516</text:p>
          </table:table-cell>
          <table:table-cell table:formula="of:=[.B37]/[.C3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37.580627441406" calcext:value-type="float">
            <text:p>437.580627441406</text:p>
          </table:table-cell>
          <table:table-cell/>
          <table:table-cell table:formula="of:=[.C38]-[.B38]" office:value-type="float" office:value="-437.580627441406" calcext:value-type="float">
            <text:p>-437.580627441406</text:p>
          </table:table-cell>
          <table:table-cell table:formula="of:=[.B38]/[.C3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43.987030029297" calcext:value-type="float">
            <text:p>443.987030029297</text:p>
          </table:table-cell>
          <table:table-cell/>
          <table:table-cell table:formula="of:=[.C39]-[.B39]" office:value-type="float" office:value="-443.987030029297" calcext:value-type="float">
            <text:p>-443.987030029297</text:p>
          </table:table-cell>
          <table:table-cell table:formula="of:=[.B39]/[.C3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50.310424804688" calcext:value-type="float">
            <text:p>450.310424804688</text:p>
          </table:table-cell>
          <table:table-cell/>
          <table:table-cell table:formula="of:=[.C40]-[.B40]" office:value-type="float" office:value="-450.310424804688" calcext:value-type="float">
            <text:p>-450.310424804688</text:p>
          </table:table-cell>
          <table:table-cell table:formula="of:=[.B40]/[.C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/>
          <table:table-cell table:formula="of:=[.C41]-[.B41]" office:value-type="float" office:value="-456.551513671875" calcext:value-type="float">
            <text:p>-456.551513671875</text:p>
          </table:table-cell>
          <table:table-cell table:formula="of:=[.B41]/[.C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2.711181640625" calcext:value-type="float">
            <text:p>462.711181640625</text:p>
          </table:table-cell>
          <table:table-cell/>
          <table:table-cell table:formula="of:=[.C42]-[.B42]" office:value-type="float" office:value="-462.711181640625" calcext:value-type="float">
            <text:p>-462.711181640625</text:p>
          </table:table-cell>
          <table:table-cell table:formula="of:=[.B42]/[.C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68.790191650391" calcext:value-type="float">
            <text:p>468.790191650391</text:p>
          </table:table-cell>
          <table:table-cell/>
          <table:table-cell table:formula="of:=[.C43]-[.B43]" office:value-type="float" office:value="-468.790191650391" calcext:value-type="float">
            <text:p>-468.790191650391</text:p>
          </table:table-cell>
          <table:table-cell table:formula="of:=[.B43]/[.C4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74.789398193359" calcext:value-type="float">
            <text:p>474.789398193359</text:p>
          </table:table-cell>
          <table:table-cell/>
          <table:table-cell table:formula="of:=[.C44]-[.B44]" office:value-type="float" office:value="-474.789398193359" calcext:value-type="float">
            <text:p>-474.789398193359</text:p>
          </table:table-cell>
          <table:table-cell table:formula="of:=[.B44]/[.C4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80.709686279297" calcext:value-type="float">
            <text:p>480.709686279297</text:p>
          </table:table-cell>
          <table:table-cell/>
          <table:table-cell table:formula="of:=[.C45]-[.B45]" office:value-type="float" office:value="-480.709686279297" calcext:value-type="float">
            <text:p>-480.709686279297</text:p>
          </table:table-cell>
          <table:table-cell table:formula="of:=[.B45]/[.C4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86.5517578125" calcext:value-type="float">
            <text:p>486.5517578125</text:p>
          </table:table-cell>
          <table:table-cell/>
          <table:table-cell table:formula="of:=[.C46]-[.B46]" office:value-type="float" office:value="-486.5517578125" calcext:value-type="float">
            <text:p>-486.5517578125</text:p>
          </table:table-cell>
          <table:table-cell table:formula="of:=[.B46]/[.C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2.316436767578" calcext:value-type="float">
            <text:p>492.316436767578</text:p>
          </table:table-cell>
          <table:table-cell/>
          <table:table-cell table:formula="of:=[.C47]-[.B47]" office:value-type="float" office:value="-492.316436767578" calcext:value-type="float">
            <text:p>-492.316436767578</text:p>
          </table:table-cell>
          <table:table-cell table:formula="of:=[.B47]/[.C4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98.004547119141" calcext:value-type="float">
            <text:p>498.004547119141</text:p>
          </table:table-cell>
          <table:table-cell/>
          <table:table-cell table:formula="of:=[.C48]-[.B48]" office:value-type="float" office:value="-498.004547119141" calcext:value-type="float">
            <text:p>-498.004547119141</text:p>
          </table:table-cell>
          <table:table-cell table:formula="of:=[.B48]/[.C4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3.616882324219" calcext:value-type="float">
            <text:p>503.616882324219</text:p>
          </table:table-cell>
          <table:table-cell/>
          <table:table-cell table:formula="of:=[.C49]-[.B49]" office:value-type="float" office:value="-503.616882324219" calcext:value-type="float">
            <text:p>-503.616882324219</text:p>
          </table:table-cell>
          <table:table-cell table:formula="of:=[.B49]/[.C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9.154174804688" calcext:value-type="float">
            <text:p>509.154174804688</text:p>
          </table:table-cell>
          <table:table-cell/>
          <table:table-cell table:formula="of:=[.C50]-[.B50]" office:value-type="float" office:value="-509.154174804688" calcext:value-type="float">
            <text:p>-509.154174804688</text:p>
          </table:table-cell>
          <table:table-cell table:formula="of:=[.B50]/[.C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/>
          <table:table-cell table:formula="of:=[.C51]-[.B51]" office:value-type="float" office:value="-514.617309570312" calcext:value-type="float">
            <text:p>-514.617309570312</text:p>
          </table:table-cell>
          <table:table-cell table:formula="of:=[.B51]/[.C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20.0068359375" calcext:value-type="float">
            <text:p>520.0068359375</text:p>
          </table:table-cell>
          <table:table-cell/>
          <table:table-cell table:formula="of:=[.C52]-[.B52]" office:value-type="float" office:value="-520.0068359375" calcext:value-type="float">
            <text:p>-520.0068359375</text:p>
          </table:table-cell>
          <table:table-cell table:formula="of:=[.B52]/[.C5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25.323608398438" calcext:value-type="float">
            <text:p>525.323608398438</text:p>
          </table:table-cell>
          <table:table-cell/>
          <table:table-cell table:formula="of:=[.C53]-[.B53]" office:value-type="float" office:value="-525.323608398438" calcext:value-type="float">
            <text:p>-525.323608398438</text:p>
          </table:table-cell>
          <table:table-cell table:formula="of:=[.B53]/[.C5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30.568481445313" calcext:value-type="float">
            <text:p>530.568481445313</text:p>
          </table:table-cell>
          <table:table-cell/>
          <table:table-cell table:formula="of:=[.C54]-[.B54]" office:value-type="float" office:value="-530.568481445313" calcext:value-type="float">
            <text:p>-530.568481445313</text:p>
          </table:table-cell>
          <table:table-cell table:formula="of:=[.B54]/[.C5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35.742065429688" calcext:value-type="float">
            <text:p>535.742065429688</text:p>
          </table:table-cell>
          <table:table-cell/>
          <table:table-cell table:formula="of:=[.C55]-[.B55]" office:value-type="float" office:value="-535.742065429688" calcext:value-type="float">
            <text:p>-535.742065429688</text:p>
          </table:table-cell>
          <table:table-cell table:formula="of:=[.B55]/[.C5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0.84521484375" calcext:value-type="float">
            <text:p>540.84521484375</text:p>
          </table:table-cell>
          <table:table-cell/>
          <table:table-cell table:formula="of:=[.C56]-[.B56]" office:value-type="float" office:value="-540.84521484375" calcext:value-type="float">
            <text:p>-540.84521484375</text:p>
          </table:table-cell>
          <table:table-cell table:formula="of:=[.B56]/[.C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45.878662109375" calcext:value-type="float">
            <text:p>545.878662109375</text:p>
          </table:table-cell>
          <table:table-cell/>
          <table:table-cell table:formula="of:=[.C57]-[.B57]" office:value-type="float" office:value="-545.878662109375" calcext:value-type="float">
            <text:p>-545.878662109375</text:p>
          </table:table-cell>
          <table:table-cell table:formula="of:=[.B57]/[.C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50.843078613281" calcext:value-type="float">
            <text:p>550.843078613281</text:p>
          </table:table-cell>
          <table:table-cell/>
          <table:table-cell table:formula="of:=[.C58]-[.B58]" office:value-type="float" office:value="-550.843078613281" calcext:value-type="float">
            <text:p>-550.843078613281</text:p>
          </table:table-cell>
          <table:table-cell table:formula="of:=[.B58]/[.C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55.7392578125" calcext:value-type="float">
            <text:p>555.7392578125</text:p>
          </table:table-cell>
          <table:table-cell/>
          <table:table-cell table:formula="of:=[.C59]-[.B59]" office:value-type="float" office:value="-555.7392578125" calcext:value-type="float">
            <text:p>-555.7392578125</text:p>
          </table:table-cell>
          <table:table-cell table:formula="of:=[.B59]/[.C5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60.567993164063" calcext:value-type="float">
            <text:p>560.567993164063</text:p>
          </table:table-cell>
          <table:table-cell/>
          <table:table-cell table:formula="of:=[.C60]-[.B60]" office:value-type="float" office:value="-560.567993164063" calcext:value-type="float">
            <text:p>-560.567993164063</text:p>
          </table:table-cell>
          <table:table-cell table:formula="of:=[.B60]/[.C6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/>
          <table:table-cell table:formula="of:=[.C61]-[.B61]" office:value-type="float" office:value="-565.329833984375" calcext:value-type="float">
            <text:p>-565.329833984375</text:p>
          </table:table-cell>
          <table:table-cell table:formula="of:=[.B61]/[.C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70.025634765625" calcext:value-type="float">
            <text:p>570.025634765625</text:p>
          </table:table-cell>
          <table:table-cell/>
          <table:table-cell table:formula="of:=[.C62]-[.B62]" office:value-type="float" office:value="-570.025634765625" calcext:value-type="float">
            <text:p>-570.025634765625</text:p>
          </table:table-cell>
          <table:table-cell table:formula="of:=[.B62]/[.C6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74.656005859375" calcext:value-type="float">
            <text:p>574.656005859375</text:p>
          </table:table-cell>
          <table:table-cell/>
          <table:table-cell table:formula="of:=[.C63]-[.B63]" office:value-type="float" office:value="-574.656005859375" calcext:value-type="float">
            <text:p>-574.656005859375</text:p>
          </table:table-cell>
          <table:table-cell table:formula="of:=[.B63]/[.C6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79.2216796875" calcext:value-type="float">
            <text:p>579.2216796875</text:p>
          </table:table-cell>
          <table:table-cell/>
          <table:table-cell table:formula="of:=[.C64]-[.B64]" office:value-type="float" office:value="-579.2216796875" calcext:value-type="float">
            <text:p>-579.2216796875</text:p>
          </table:table-cell>
          <table:table-cell table:formula="of:=[.B64]/[.C6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83.723266601563" calcext:value-type="float">
            <text:p>583.723266601563</text:p>
          </table:table-cell>
          <table:table-cell/>
          <table:table-cell table:formula="of:=[.C65]-[.B65]" office:value-type="float" office:value="-583.723266601563" calcext:value-type="float">
            <text:p>-583.723266601563</text:p>
          </table:table-cell>
          <table:table-cell table:formula="of:=[.B65]/[.C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88.161560058594" calcext:value-type="float">
            <text:p>588.161560058594</text:p>
          </table:table-cell>
          <table:table-cell/>
          <table:table-cell table:formula="of:=[.C66]-[.B66]" office:value-type="float" office:value="-588.161560058594" calcext:value-type="float">
            <text:p>-588.161560058594</text:p>
          </table:table-cell>
          <table:table-cell table:formula="of:=[.B66]/[.C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92.537292480469" calcext:value-type="float">
            <text:p>592.537292480469</text:p>
          </table:table-cell>
          <table:table-cell/>
          <table:table-cell table:formula="of:=[.C67]-[.B67]" office:value-type="float" office:value="-592.537292480469" calcext:value-type="float">
            <text:p>-592.537292480469</text:p>
          </table:table-cell>
          <table:table-cell table:formula="of:=[.B67]/[.C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96.85107421875" calcext:value-type="float">
            <text:p>596.85107421875</text:p>
          </table:table-cell>
          <table:table-cell/>
          <table:table-cell table:formula="of:=[.C68]-[.B68]" office:value-type="float" office:value="-596.85107421875" calcext:value-type="float">
            <text:p>-596.85107421875</text:p>
          </table:table-cell>
          <table:table-cell table:formula="of:=[.B68]/[.C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01.103637695313" calcext:value-type="float">
            <text:p>601.103637695313</text:p>
          </table:table-cell>
          <table:table-cell/>
          <table:table-cell table:formula="of:=[.C69]-[.B69]" office:value-type="float" office:value="-601.103637695313" calcext:value-type="float">
            <text:p>-601.103637695313</text:p>
          </table:table-cell>
          <table:table-cell table:formula="of:=[.B69]/[.C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5.295532226563" calcext:value-type="float">
            <text:p>605.295532226563</text:p>
          </table:table-cell>
          <table:table-cell/>
          <table:table-cell table:formula="of:=[.C70]-[.B70]" office:value-type="float" office:value="-605.295532226563" calcext:value-type="float">
            <text:p>-605.295532226563</text:p>
          </table:table-cell>
          <table:table-cell table:formula="of:=[.B70]/[.C7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/>
          <table:table-cell table:formula="of:=[.C71]-[.B71]" office:value-type="float" office:value="-609.427612304688" calcext:value-type="float">
            <text:p>-609.427612304688</text:p>
          </table:table-cell>
          <table:table-cell table:formula="of:=[.B71]/[.C7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13.500366210937" calcext:value-type="float">
            <text:p>613.500366210937</text:p>
          </table:table-cell>
          <table:table-cell/>
          <table:table-cell table:formula="of:=[.C72]-[.B72]" office:value-type="float" office:value="-613.500366210937" calcext:value-type="float">
            <text:p>-613.500366210937</text:p>
          </table:table-cell>
          <table:table-cell table:formula="of:=[.B72]/[.C7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17.514587402344" calcext:value-type="float">
            <text:p>617.514587402344</text:p>
          </table:table-cell>
          <table:table-cell/>
          <table:table-cell table:formula="of:=[.C73]-[.B73]" office:value-type="float" office:value="-617.514587402344" calcext:value-type="float">
            <text:p>-617.514587402344</text:p>
          </table:table-cell>
          <table:table-cell table:formula="of:=[.B73]/[.C7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21.470764160156" calcext:value-type="float">
            <text:p>621.470764160156</text:p>
          </table:table-cell>
          <table:table-cell/>
          <table:table-cell table:formula="of:=[.C74]-[.B74]" office:value-type="float" office:value="-621.470764160156" calcext:value-type="float">
            <text:p>-621.470764160156</text:p>
          </table:table-cell>
          <table:table-cell table:formula="of:=[.B74]/[.C7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25.369689941406" calcext:value-type="float">
            <text:p>625.369689941406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29.211853027344" calcext:value-type="float">
            <text:p>629.211853027344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32.998046875" calcext:value-type="float">
            <text:p>632.998046875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36.728759765625" calcext:value-type="float">
            <text:p>636.728759765625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40.40478515625" calcext:value-type="float">
            <text:p>640.40478515625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44.026611328125" calcext:value-type="float">
            <text:p>644.026611328125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1.1103515625" calcext:value-type="float">
            <text:p>651.1103515625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4.573486328125" calcext:value-type="float">
            <text:p>654.573486328125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57.98486328125" calcext:value-type="float">
            <text:p>657.98486328125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61.345031738281" calcext:value-type="float">
            <text:p>661.345031738281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64.654663085938" calcext:value-type="float">
            <text:p>664.654663085938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67.914367675781" calcext:value-type="float">
            <text:p>667.914367675781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71.124694824219" calcext:value-type="float">
            <text:p>671.124694824219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74.286254882813" calcext:value-type="float">
            <text:p>674.286254882813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77.399597167969" calcext:value-type="float">
            <text:p>677.399597167969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83.483947753906" calcext:value-type="float">
            <text:p>683.483947753906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86.4560546875" calcext:value-type="float">
            <text:p>686.4560546875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89.382141113281" calcext:value-type="float">
            <text:p>689.382141113281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2.262817382813" calcext:value-type="float">
            <text:p>692.262817382813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95.098571777344" calcext:value-type="float">
            <text:p>695.098571777344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97.890014648438" calcext:value-type="float">
            <text:p>697.890014648438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00.637573242188" calcext:value-type="float">
            <text:p>700.637573242188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03.341918945312" calcext:value-type="float">
            <text:p>703.341918945312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06.000122070313" calcext:value-type="float">
            <text:p>706.000122070313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11.163452148438" calcext:value-type="float">
            <text:p>711.163452148438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13.670227050781" calcext:value-type="float">
            <text:p>713.670227050781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16.128173828125" calcext:value-type="float">
            <text:p>716.128173828125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18.538208007813" calcext:value-type="float">
            <text:p>718.538208007813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0.901123046875" calcext:value-type="float">
            <text:p>720.901123046875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23.217834472656" calcext:value-type="float">
            <text:p>723.217834472656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25.489135742188" calcext:value-type="float">
            <text:p>725.489135742188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27.715942382813" calcext:value-type="float">
            <text:p>727.715942382813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29.899108886719" calcext:value-type="float">
            <text:p>729.8991088867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2:14:04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9:00:23.440000000</meta:creation-date>
    <dc:date>2018-11-25T01:30:13.778000000</dc:date>
    <meta:editing-duration>PT15H56M17S</meta:editing-duration>
    <meta:editing-cycles>5</meta:editing-cycles>
    <meta:generator>LibreOffice/6.0.6.2$Windows_X86_64 LibreOffice_project/0c292870b25a325b5ed35f6b45599d2ea4458e77</meta:generator>
    <meta:document-statistic meta:table-count="4" meta:cell-count="1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98cm" style:legend-expansion="high" chart:style-name="ch2"/>
        <chart:plot-area chart:style-name="ch3" table:cell-range-address="Sheet1.B2:Sheet1.C6 Sheet1.C1:Sheet1.C1" chart:data-source-has-labels="row" svg:x="0.32cm" svg:y="0.18cm" svg:width="13.825cm" svg:height="8.64cm">
          <chartooo:coordinate-region svg:x="1.143cm" svg:y="0.382cm" svg:width="11.8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scatter">
            <chart:domain table:cell-range-address="Sheet1.B2:Sheet1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2">
                <text:p>2552</text:p>
                <draw:g>
                  <svg:desc>Sheet1.B2:Sheet1.B6</svg:desc>
                </draw:g>
              </table:table-cell>
              <table:table-cell office:value-type="float" office:value="582">
                <text:p>58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0">
                <text:p>774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">
                <text:p>7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">
                <text:p>46500</text:p>
              </table:table-cell>
              <table:table-cell office:value-type="float" office:value="10600">
                <text:p>10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.A1:Sheet3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74" chart:class="chart:scatter">
            <chart:domain table:cell-range-address="Sheet3.A1:Sheet3.A74"/>
            <chart:data-point chart:repeated="74"/>
          </chart:series>
          <chart:series chart:style-name="ch8" chart:values-cell-range-address="Sheet3.C1:Sheet3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0">
                <text:p>-2000</text:p>
                <draw:g>
                  <svg:desc>Sheet3.A1:Sheet3.A74</svg:desc>
                </draw:g>
              </table:table-cell>
              <table:table-cell office:value-type="float" office:value="230.000061035156">
                <text:p>230.000061035156</text:p>
                <draw:g>
                  <svg:desc>Sheet3.B1:Sheet3.B74</svg:desc>
                </draw:g>
              </table:table-cell>
              <table:table-cell office:value-type="float" office:value="281">
                <text:p>281</text:p>
                <draw:g>
                  <svg:desc>Sheet3.C1:Sheet3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">
                <text:p>-10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292.039703369141">
                <text:p>292.03970336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296.5986328125">
                <text:p>296.59863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300.596588134766">
                <text:p>300.59658813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304.088287353516">
                <text:p>304.088287353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307.12451171875">
                <text:p>307.124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647.594970703125">
                <text:p>647.594970703125</text:p>
              </table:table-cell>
              <table:table-cell office:value-type="float" office:value="309.75244140625">
                <text:p>309.752441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680.465270996094">
                <text:p>680.465270996094</text:p>
              </table:table-cell>
              <table:table-cell office:value-type="float" office:value="312.015655517578">
                <text:p>312.01565551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708.607055664062">
                <text:p>708.607055664062</text:p>
              </table:table-cell>
              <table:table-cell office:value-type="float" office:value="313.953277587891">
                <text:p>313.953277587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732.039489746094">
                <text:p>732.039489746094</text:p>
              </table:table-cell>
              <table:table-cell office:value-type="float" office:value="315.566650390625">
                <text:p>315.5666503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0">
                <text:p>11000</text:p>
              </table:table-cell>
              <table:table-cell office:value-type="float" office:value="751.277221679688">
                <text:p>751.277221679688</text:p>
              </table:table-cell>
              <table:table-cell office:value-type="float" office:value="316.891204833984">
                <text:p>316.891204833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767.084899902344">
                <text:p>767.084899902344</text:p>
              </table:table-cell>
              <table:table-cell office:value-type="float" office:value="317.979614257812">
                <text:p>317.979614257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  <table:table-cell office:value-type="float" office:value="780.072204589844">
                <text:p>780.072204589844</text:p>
              </table:table-cell>
              <table:table-cell office:value-type="float" office:value="318.873809814453">
                <text:p>318.873809814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0">
                <text:p>14000</text:p>
              </table:table-cell>
              <table:table-cell office:value-type="float" office:value="790.749145507813">
                <text:p>790.749145507813</text:p>
              </table:table-cell>
              <table:table-cell office:value-type="float" office:value="319.608947753906">
                <text:p>319.60894775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0">
                <text:p>15000</text:p>
              </table:table-cell>
              <table:table-cell office:value-type="float" office:value="799.531005859375">
                <text:p>799.531005859375</text:p>
              </table:table-cell>
              <table:table-cell office:value-type="float" office:value="320.213623046875">
                <text:p>320.213623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00">
                <text:p>16000</text:p>
              </table:table-cell>
              <table:table-cell office:value-type="float" office:value="806.722839355469">
                <text:p>806.722839355469</text:p>
              </table:table-cell>
              <table:table-cell office:value-type="float" office:value="320.708801269531">
                <text:p>320.708801269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00">
                <text:p>17000</text:p>
              </table:table-cell>
              <table:table-cell office:value-type="float" office:value="812.622009277344">
                <text:p>812.622009277344</text:p>
              </table:table-cell>
              <table:table-cell office:value-type="float" office:value="321.114959716797">
                <text:p>321.11495971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00">
                <text:p>18000</text:p>
              </table:table-cell>
              <table:table-cell office:value-type="float" office:value="817.474853515625">
                <text:p>817.474853515625</text:p>
              </table:table-cell>
              <table:table-cell office:value-type="float" office:value="321.449096679687">
                <text:p>321.44909667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00">
                <text:p>19000</text:p>
              </table:table-cell>
              <table:table-cell office:value-type="float" office:value="821.441040039062">
                <text:p>821.441040039062</text:p>
              </table:table-cell>
              <table:table-cell office:value-type="float" office:value="321.72216796875">
                <text:p>321.7221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">
                <text:p>20000</text:p>
              </table:table-cell>
              <table:table-cell office:value-type="float" office:value="824.671691894531">
                <text:p>824.671691894531</text:p>
              </table:table-cell>
              <table:table-cell office:value-type="float" office:value="321.944610595703">
                <text:p>321.944610595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0">
                <text:p>21000</text:p>
              </table:table-cell>
              <table:table-cell office:value-type="float" office:value="827.318176269531">
                <text:p>827.318176269531</text:p>
              </table:table-cell>
              <table:table-cell office:value-type="float" office:value="322.126831054688">
                <text:p>322.12683105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">
                <text:p>22000</text:p>
              </table:table-cell>
              <table:table-cell office:value-type="float" office:value="829.516784667969">
                <text:p>829.516784667969</text:p>
              </table:table-cell>
              <table:table-cell office:value-type="float" office:value="322.278198242187">
                <text:p>322.278198242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000">
                <text:p>23000</text:p>
              </table:table-cell>
              <table:table-cell office:value-type="float" office:value="831.336608886719">
                <text:p>831.336608886719</text:p>
              </table:table-cell>
              <table:table-cell office:value-type="float" office:value="322.403503417969">
                <text:p>322.403503417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00">
                <text:p>24000</text:p>
              </table:table-cell>
              <table:table-cell office:value-type="float" office:value="832.8291015625">
                <text:p>832.8291015625</text:p>
              </table:table-cell>
              <table:table-cell office:value-type="float" office:value="322.506256103516">
                <text:p>322.506256103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">
                <text:p>25000</text:p>
              </table:table-cell>
              <table:table-cell office:value-type="float" office:value="834.0458984375">
                <text:p>834.0458984375</text:p>
              </table:table-cell>
              <table:table-cell office:value-type="float" office:value="322.590057373047">
                <text:p>322.590057373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00">
                <text:p>26000</text:p>
              </table:table-cell>
              <table:table-cell office:value-type="float" office:value="835.038696289062">
                <text:p>835.038696289062</text:p>
              </table:table-cell>
              <table:table-cell office:value-type="float" office:value="322.658416748047">
                <text:p>322.658416748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000">
                <text:p>27000</text:p>
              </table:table-cell>
              <table:table-cell office:value-type="float" office:value="835.859069824219">
                <text:p>835.859069824219</text:p>
              </table:table-cell>
              <table:table-cell office:value-type="float" office:value="322.714874267578">
                <text:p>322.714874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00">
                <text:p>28000</text:p>
              </table:table-cell>
              <table:table-cell office:value-type="float" office:value="836.546203613281">
                <text:p>836.546203613281</text:p>
              </table:table-cell>
              <table:table-cell office:value-type="float" office:value="322.76220703125">
                <text:p>322.762207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000">
                <text:p>29000</text:p>
              </table:table-cell>
              <table:table-cell office:value-type="float" office:value="837.115844726563">
                <text:p>837.115844726563</text:p>
              </table:table-cell>
              <table:table-cell office:value-type="float" office:value="322.801422119141">
                <text:p>322.801422119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00">
                <text:p>30000</text:p>
              </table:table-cell>
              <table:table-cell office:value-type="float" office:value="837.584106445313">
                <text:p>837.584106445313</text:p>
              </table:table-cell>
              <table:table-cell office:value-type="float" office:value="322.833648681641">
                <text:p>322.833648681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00">
                <text:p>31000</text:p>
              </table:table-cell>
              <table:table-cell office:value-type="float" office:value="837.966796875">
                <text:p>837.966796875</text:p>
              </table:table-cell>
              <table:table-cell office:value-type="float" office:value="322.860015869141">
                <text:p>322.860015869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00">
                <text:p>32000</text:p>
              </table:table-cell>
              <table:table-cell office:value-type="float" office:value="838.279846191406">
                <text:p>838.279846191406</text:p>
              </table:table-cell>
              <table:table-cell office:value-type="float" office:value="322.881561279297">
                <text:p>322.881561279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000">
                <text:p>33000</text:p>
              </table:table-cell>
              <table:table-cell office:value-type="float" office:value="838.539306640625">
                <text:p>838.539306640625</text:p>
              </table:table-cell>
              <table:table-cell office:value-type="float" office:value="322.8994140625">
                <text:p>322.8994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00">
                <text:p>34000</text:p>
              </table:table-cell>
              <table:table-cell office:value-type="float" office:value="838.760375976563">
                <text:p>838.760375976563</text:p>
              </table:table-cell>
              <table:table-cell office:value-type="float" office:value="322.914642333984">
                <text:p>322.914642333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00">
                <text:p>35000</text:p>
              </table:table-cell>
              <table:table-cell office:value-type="float" office:value="838.949279785156">
                <text:p>838.949279785156</text:p>
              </table:table-cell>
              <table:table-cell office:value-type="float" office:value="322.927642822266">
                <text:p>322.927642822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00">
                <text:p>36000</text:p>
              </table:table-cell>
              <table:table-cell office:value-type="float" office:value="839.108825683594">
                <text:p>839.108825683594</text:p>
              </table:table-cell>
              <table:table-cell office:value-type="float" office:value="322.938629150391">
                <text:p>322.938629150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00">
                <text:p>37000</text:p>
              </table:table-cell>
              <table:table-cell office:value-type="float" office:value="839.242614746094">
                <text:p>839.242614746094</text:p>
              </table:table-cell>
              <table:table-cell office:value-type="float" office:value="322.947845458984">
                <text:p>322.947845458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00">
                <text:p>38000</text:p>
              </table:table-cell>
              <table:table-cell office:value-type="float" office:value="839.354125976563">
                <text:p>839.354125976563</text:p>
              </table:table-cell>
              <table:table-cell office:value-type="float" office:value="322.955535888672">
                <text:p>322.95553588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00">
                <text:p>39000</text:p>
              </table:table-cell>
              <table:table-cell office:value-type="float" office:value="839.446899414063">
                <text:p>839.446899414063</text:p>
              </table:table-cell>
              <table:table-cell office:value-type="float" office:value="322.9619140625">
                <text:p>322.96191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">
                <text:p>40000</text:p>
              </table:table-cell>
              <table:table-cell office:value-type="float" office:value="839.524475097656">
                <text:p>839.524475097656</text:p>
              </table:table-cell>
              <table:table-cell office:value-type="float" office:value="322.967254638672">
                <text:p>322.9672546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00">
                <text:p>41000</text:p>
              </table:table-cell>
              <table:table-cell office:value-type="float" office:value="839.590454101563">
                <text:p>839.590454101563</text:p>
              </table:table-cell>
              <table:table-cell office:value-type="float" office:value="322.971801757812">
                <text:p>322.971801757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839.648254394531">
                <text:p>839.648254394531</text:p>
              </table:table-cell>
              <table:table-cell office:value-type="float" office:value="322.975769042969">
                <text:p>322.975769042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0">
                <text:p>43000</text:p>
              </table:table-cell>
              <table:table-cell office:value-type="float" office:value="839.699768066406">
                <text:p>839.699768066406</text:p>
              </table:table-cell>
              <table:table-cell office:value-type="float" office:value="322.979339599609">
                <text:p>322.979339599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00">
                <text:p>44000</text:p>
              </table:table-cell>
              <table:table-cell office:value-type="float" office:value="839.744384765625">
                <text:p>839.744384765625</text:p>
              </table:table-cell>
              <table:table-cell office:value-type="float" office:value="322.982391357422">
                <text:p>322.982391357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00">
                <text:p>45000</text:p>
              </table:table-cell>
              <table:table-cell office:value-type="float" office:value="839.782897949219">
                <text:p>839.782897949219</text:p>
              </table:table-cell>
              <table:table-cell office:value-type="float" office:value="322.985046386719">
                <text:p>322.98504638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00">
                <text:p>46000</text:p>
              </table:table-cell>
              <table:table-cell office:value-type="float" office:value="839.815856933594">
                <text:p>839.815856933594</text:p>
              </table:table-cell>
              <table:table-cell office:value-type="float" office:value="322.987335205078">
                <text:p>322.98733520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000">
                <text:p>47000</text:p>
              </table:table-cell>
              <table:table-cell office:value-type="float" office:value="839.843994140625">
                <text:p>839.843994140625</text:p>
              </table:table-cell>
              <table:table-cell office:value-type="float" office:value="322.9892578125">
                <text:p>322.989257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00">
                <text:p>48000</text:p>
              </table:table-cell>
              <table:table-cell office:value-type="float" office:value="839.868041992188">
                <text:p>839.868041992188</text:p>
              </table:table-cell>
              <table:table-cell office:value-type="float" office:value="322.990905761719">
                <text:p>322.990905761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00">
                <text:p>49000</text:p>
              </table:table-cell>
              <table:table-cell office:value-type="float" office:value="839.888610839844">
                <text:p>839.888610839844</text:p>
              </table:table-cell>
              <table:table-cell office:value-type="float" office:value="322.992340087891">
                <text:p>322.992340087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00">
                <text:p>50000</text:p>
              </table:table-cell>
              <table:table-cell office:value-type="float" office:value="839.906311035156">
                <text:p>839.906311035156</text:p>
              </table:table-cell>
              <table:table-cell office:value-type="float" office:value="322.993560791016">
                <text:p>322.993560791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00">
                <text:p>51000</text:p>
              </table:table-cell>
              <table:table-cell office:value-type="float" office:value="839.921508789062">
                <text:p>839.921508789062</text:p>
              </table:table-cell>
              <table:table-cell office:value-type="float" office:value="322.994598388672">
                <text:p>322.994598388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000">
                <text:p>52000</text:p>
              </table:table-cell>
              <table:table-cell office:value-type="float" office:value="839.934448242187">
                <text:p>839.934448242187</text:p>
              </table:table-cell>
              <table:table-cell office:value-type="float" office:value="322.995483398437">
                <text:p>322.995483398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000">
                <text:p>53000</text:p>
              </table:table-cell>
              <table:table-cell office:value-type="float" office:value="839.945373535156">
                <text:p>839.945373535156</text:p>
              </table:table-cell>
              <table:table-cell office:value-type="float" office:value="322.996246337891">
                <text:p>322.996246337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000">
                <text:p>54000</text:p>
              </table:table-cell>
              <table:table-cell office:value-type="float" office:value="839.954528808594">
                <text:p>839.954528808594</text:p>
              </table:table-cell>
              <table:table-cell office:value-type="float" office:value="322.996856689453">
                <text:p>322.996856689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00">
                <text:p>55000</text:p>
              </table:table-cell>
              <table:table-cell office:value-type="float" office:value="839.962158203125">
                <text:p>839.962158203125</text:p>
              </table:table-cell>
              <table:table-cell office:value-type="float" office:value="322.997406005859">
                <text:p>322.997406005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000">
                <text:p>56000</text:p>
              </table:table-cell>
              <table:table-cell office:value-type="float" office:value="839.968627929687">
                <text:p>839.968627929687</text:p>
              </table:table-cell>
              <table:table-cell office:value-type="float" office:value="322.997833251953">
                <text:p>322.997833251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00">
                <text:p>57000</text:p>
              </table:table-cell>
              <table:table-cell office:value-type="float" office:value="839.974060058594">
                <text:p>839.974060058594</text:p>
              </table:table-cell>
              <table:table-cell office:value-type="float" office:value="322.998199462891">
                <text:p>322.998199462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000">
                <text:p>58000</text:p>
              </table:table-cell>
              <table:table-cell office:value-type="float" office:value="839.978637695313">
                <text:p>839.978637695313</text:p>
              </table:table-cell>
              <table:table-cell office:value-type="float" office:value="322.99853515625">
                <text:p>322.9985351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000">
                <text:p>59000</text:p>
              </table:table-cell>
              <table:table-cell office:value-type="float" office:value="839.982482910156">
                <text:p>839.982482910156</text:p>
              </table:table-cell>
              <table:table-cell office:value-type="float" office:value="322.998809814453">
                <text:p>322.998809814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00">
                <text:p>60000</text:p>
              </table:table-cell>
              <table:table-cell office:value-type="float" office:value="839.985656738281">
                <text:p>839.985656738281</text:p>
              </table:table-cell>
              <table:table-cell office:value-type="float" office:value="322.9990234375">
                <text:p>322.999023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000">
                <text:p>61000</text:p>
              </table:table-cell>
              <table:table-cell office:value-type="float" office:value="839.98828125">
                <text:p>839.98828125</text:p>
              </table:table-cell>
              <table:table-cell office:value-type="float" office:value="322.999206542969">
                <text:p>322.999206542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000">
                <text:p>62000</text:p>
              </table:table-cell>
              <table:table-cell office:value-type="float" office:value="839.990417480469">
                <text:p>839.990417480469</text:p>
              </table:table-cell>
              <table:table-cell office:value-type="float" office:value="322.999328613281">
                <text:p>322.99932861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000">
                <text:p>63000</text:p>
              </table:table-cell>
              <table:table-cell office:value-type="float" office:value="839.992248535156">
                <text:p>839.992248535156</text:p>
              </table:table-cell>
              <table:table-cell office:value-type="float" office:value="322.999481201172">
                <text:p>322.999481201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000">
                <text:p>64000</text:p>
              </table:table-cell>
              <table:table-cell office:value-type="float" office:value="839.994018554688">
                <text:p>839.994018554688</text:p>
              </table:table-cell>
              <table:table-cell office:value-type="float" office:value="322.999603271484">
                <text:p>322.99960327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000">
                <text:p>65000</text:p>
              </table:table-cell>
              <table:table-cell office:value-type="float" office:value="839.995666503906">
                <text:p>839.995666503906</text:p>
              </table:table-cell>
              <table:table-cell office:value-type="float" office:value="322.999694824219">
                <text:p>322.999694824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000">
                <text:p>66000</text:p>
              </table:table-cell>
              <table:table-cell office:value-type="float" office:value="839.9970703125">
                <text:p>839.9970703125</text:p>
              </table:table-cell>
              <table:table-cell office:value-type="float" office:value="322.999786376953">
                <text:p>322.999786376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00">
                <text:p>67000</text:p>
              </table:table-cell>
              <table:table-cell office:value-type="float" office:value="839.998291015625">
                <text:p>839.998291015625</text:p>
              </table:table-cell>
              <table:table-cell office:value-type="float" office:value="322.999877929688">
                <text:p>322.999877929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00">
                <text:p>68000</text:p>
              </table:table-cell>
              <table:table-cell office:value-type="float" office:value="839.999206542969">
                <text:p>839.999206542969</text:p>
              </table:table-cell>
              <table:table-cell office:value-type="float" office:value="322.999938964844">
                <text:p>322.999938964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000">
                <text:p>69000</text:p>
              </table:table-cell>
              <table:table-cell office:value-type="float" office:value="839.999816894531">
                <text:p>839.9998168945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00">
                <text:p>70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000">
                <text:p>71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_2.A1:Sheet3_2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_2.B1:Sheet3_2.B74" chart:class="chart:scatter">
            <chart:domain table:cell-range-address="Sheet3_2.A1:Sheet3_2.A74"/>
            <chart:data-point chart:repeated="74"/>
          </chart:series>
          <chart:series chart:style-name="ch8" chart:values-cell-range-address="Sheet3_2.C1:Sheet3_2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Sheet3_2.A1:Sheet3_2.A74</svg:desc>
                </draw:g>
              </table:table-cell>
              <table:table-cell office:value-type="float" office:value="230.000061035156">
                <text:p>230.000061035156</text:p>
                <draw:g>
                  <svg:desc>Sheet3_2.B1:Sheet3_2.B74</svg:desc>
                </draw:g>
              </table:table-cell>
              <table:table-cell office:value-type="float" office:value="NaN">
                <text:p>NaN</text:p>
                <draw:g>
                  <svg:desc>Sheet3_2.C1:Sheet3_2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38.985961914062">
                <text:p>238.98596191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247.864135742187">
                <text:p>247.86413574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56.635559082031">
                <text:p>256.63555908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265.301025390625">
                <text:p>265.3010253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273.861694335937">
                <text:p>273.861694335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282.318420410156">
                <text:p>282.31842041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290.672241210937">
                <text:p>290.67224121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298.924072265625">
                <text:p>298.92407226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307.074951171875">
                <text:p>307.074951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323.077514648437">
                <text:p>323.07751464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330.931182861328">
                <text:p>330.93118286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338.687652587891">
                <text:p>338.68765258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346.347839355469">
                <text:p>346.347839355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353.912719726562">
                <text:p>353.91271972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361.383148193359">
                <text:p>361.38314819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0">
                <text:p>1700</text:p>
              </table:table-cell>
              <table:table-cell office:value-type="float" office:value="368.760040283203">
                <text:p>368.76004028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76.044342041016">
                <text:p>376.04434204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">
                <text:p>1900</text:p>
              </table:table-cell>
              <table:table-cell office:value-type="float" office:value="383.236846923828">
                <text:p>383.23684692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0">
                <text:p>2100</text:p>
              </table:table-cell>
              <table:table-cell office:value-type="float" office:value="397.350219726562">
                <text:p>397.35021972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">
                <text:p>2200</text:p>
              </table:table-cell>
              <table:table-cell office:value-type="float" office:value="404.272857666016">
                <text:p>404.27285766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411.107299804688">
                <text:p>411.10729980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0">
                <text:p>2400</text:p>
              </table:table-cell>
              <table:table-cell office:value-type="float" office:value="417.854431152344">
                <text:p>417.85443115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">
                <text:p>2500</text:p>
              </table:table-cell>
              <table:table-cell office:value-type="float" office:value="424.515106201172">
                <text:p>424.51510620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">
                <text:p>2600</text:p>
              </table:table-cell>
              <table:table-cell office:value-type="float" office:value="431.090240478516">
                <text:p>431.090240478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">
                <text:p>2700</text:p>
              </table:table-cell>
              <table:table-cell office:value-type="float" office:value="437.580627441406">
                <text:p>437.58062744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0">
                <text:p>2800</text:p>
              </table:table-cell>
              <table:table-cell office:value-type="float" office:value="443.987030029297">
                <text:p>443.987030029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">
                <text:p>2900</text:p>
              </table:table-cell>
              <table:table-cell office:value-type="float" office:value="450.310424804688">
                <text:p>450.31042480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462.711181640625">
                <text:p>462.7111816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0">
                <text:p>3200</text:p>
              </table:table-cell>
              <table:table-cell office:value-type="float" office:value="468.790191650391">
                <text:p>468.79019165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0">
                <text:p>3300</text:p>
              </table:table-cell>
              <table:table-cell office:value-type="float" office:value="474.789398193359">
                <text:p>474.78939819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0">
                <text:p>3400</text:p>
              </table:table-cell>
              <table:table-cell office:value-type="float" office:value="480.709686279297">
                <text:p>480.709686279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0">
                <text:p>3500</text:p>
              </table:table-cell>
              <table:table-cell office:value-type="float" office:value="486.5517578125">
                <text:p>486.5517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0">
                <text:p>3600</text:p>
              </table:table-cell>
              <table:table-cell office:value-type="float" office:value="492.316436767578">
                <text:p>492.31643676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0">
                <text:p>3700</text:p>
              </table:table-cell>
              <table:table-cell office:value-type="float" office:value="498.004547119141">
                <text:p>498.00454711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0">
                <text:p>3800</text:p>
              </table:table-cell>
              <table:table-cell office:value-type="float" office:value="503.616882324219">
                <text:p>503.616882324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509.154174804688">
                <text:p>509.15417480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0">
                <text:p>4100</text:p>
              </table:table-cell>
              <table:table-cell office:value-type="float" office:value="520.0068359375">
                <text:p>520.00683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">
                <text:p>4200</text:p>
              </table:table-cell>
              <table:table-cell office:value-type="float" office:value="525.323608398438">
                <text:p>525.32360839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0">
                <text:p>4300</text:p>
              </table:table-cell>
              <table:table-cell office:value-type="float" office:value="530.568481445313">
                <text:p>530.568481445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0">
                <text:p>4400</text:p>
              </table:table-cell>
              <table:table-cell office:value-type="float" office:value="535.742065429688">
                <text:p>535.74206542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0">
                <text:p>4500</text:p>
              </table:table-cell>
              <table:table-cell office:value-type="float" office:value="540.84521484375">
                <text:p>540.8452148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0">
                <text:p>4600</text:p>
              </table:table-cell>
              <table:table-cell office:value-type="float" office:value="545.878662109375">
                <text:p>545.8786621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00">
                <text:p>4700</text:p>
              </table:table-cell>
              <table:table-cell office:value-type="float" office:value="550.843078613281">
                <text:p>550.843078613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00">
                <text:p>4800</text:p>
              </table:table-cell>
              <table:table-cell office:value-type="float" office:value="555.7392578125">
                <text:p>555.739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0">
                <text:p>4900</text:p>
              </table:table-cell>
              <table:table-cell office:value-type="float" office:value="560.567993164063">
                <text:p>560.56799316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0">
                <text:p>5100</text:p>
              </table:table-cell>
              <table:table-cell office:value-type="float" office:value="570.025634765625">
                <text:p>570.02563476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00">
                <text:p>5200</text:p>
              </table:table-cell>
              <table:table-cell office:value-type="float" office:value="574.656005859375">
                <text:p>574.656005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00">
                <text:p>5300</text:p>
              </table:table-cell>
              <table:table-cell office:value-type="float" office:value="579.2216796875">
                <text:p>579.22167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00">
                <text:p>5400</text:p>
              </table:table-cell>
              <table:table-cell office:value-type="float" office:value="583.723266601563">
                <text:p>583.72326660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0">
                <text:p>5500</text:p>
              </table:table-cell>
              <table:table-cell office:value-type="float" office:value="588.161560058594">
                <text:p>588.161560058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0">
                <text:p>5600</text:p>
              </table:table-cell>
              <table:table-cell office:value-type="float" office:value="592.537292480469">
                <text:p>592.53729248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0">
                <text:p>5700</text:p>
              </table:table-cell>
              <table:table-cell office:value-type="float" office:value="596.85107421875">
                <text:p>596.8510742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00">
                <text:p>5800</text:p>
              </table:table-cell>
              <table:table-cell office:value-type="float" office:value="601.103637695313">
                <text:p>601.103637695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0">
                <text:p>5900</text:p>
              </table:table-cell>
              <table:table-cell office:value-type="float" office:value="605.295532226563">
                <text:p>605.29553222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00">
                <text:p>6100</text:p>
              </table:table-cell>
              <table:table-cell office:value-type="float" office:value="613.500366210937">
                <text:p>613.50036621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00">
                <text:p>6200</text:p>
              </table:table-cell>
              <table:table-cell office:value-type="float" office:value="617.514587402344">
                <text:p>617.51458740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00">
                <text:p>6300</text:p>
              </table:table-cell>
              <table:table-cell office:value-type="float" office:value="621.470764160156">
                <text:p>621.4707641601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